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201000001FA000002B2B8838643.png" manifest:media-type="image/png"/>
  <manifest:file-entry manifest:full-path="Pictures/10000201000004D900000384C6143846.png" manifest:media-type="image/png"/>
  <manifest:file-entry manifest:full-path="Pictures/100002010000026C0000030E7CCF5EBC.png" manifest:media-type="image/png"/>
  <manifest:file-entry manifest:full-path="Pictures/100002010000021A000002C1A3214E1F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3" svg:font-family="Consolas" style:font-adornments="Regular" style:font-family-generic="swiss" style:font-pitch="fixed"/>
    <style:font-face style:name="Calibri Light2" svg:font-family="'Calibri Light'" style:font-adornments="Light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adornments="Light" style:font-family-generic="roman" style:font-pitch="variable"/>
    <style:font-face style:name="Consolas" svg:font-family="Consolas" style:font-family-generic="roman" style:font-pitch="variable"/>
    <style:font-face style:name="Consolas1" svg:font-family="Consolas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 L" svg:font-family="'Nimbus Sans L'" style:font-family-generic="roman" style:font-pitch="variable"/>
    <style:font-face style:name="Calibri2" svg:font-family="Calibri" style:font-adornments="Regular" style:font-family-generic="swiss" style:font-pitch="variable"/>
    <style:font-face style:name="Consolas2" svg:font-family="Consolas" style:font-adornments="Regular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Code">
      <style:graphic-properties draw:auto-grow-height="true" draw:auto-grow-width="false" fo:max-height="0cm" fo:min-height="3cm"/>
    </style:style>
    <style:style style:name="gr3" style:family="graphic" style:parent-style-name="Code">
      <style:graphic-properties draw:auto-grow-height="true" draw:auto-grow-width="false" fo:max-height="0cm" fo:min-height="2.394cm"/>
    </style:style>
    <style:style style:name="gr4" style:family="graphic" style:parent-style-name="Code">
      <style:graphic-properties draw:auto-grow-height="true" draw:auto-grow-width="false" fo:max-height="0cm" fo:min-height="5.6cm"/>
    </style:style>
    <style:style style:name="gr5" style:family="graphic" style:parent-style-name="Imag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Code">
      <style:graphic-properties draw:auto-grow-height="true" draw:auto-grow-width="false" fo:max-height="0cm" fo:min-height="2.7cm"/>
    </style:style>
    <style:style style:name="gr8" style:family="graphic" style:parent-style-name="Code">
      <style:graphic-properties draw:auto-grow-height="true" draw:auto-grow-width="false" fo:max-height="0cm" fo:min-height="6.168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92cm"/>
    </style:style>
    <style:style style:name="gr10" style:family="graphic" style:parent-style-name="Code">
      <style:graphic-properties draw:auto-grow-height="true" draw:auto-grow-width="false" fo:max-height="0cm" fo:min-height="2.449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2" style:family="graphic" style:parent-style-name="Code">
      <style:graphic-properties draw:auto-grow-height="true" draw:auto-grow-width="false" fo:max-height="0cm" fo:min-height="7.2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735cm"/>
    </style:style>
    <style:style style:name="gr14" style:family="graphic" style:parent-style-name="standard">
      <style:graphic-properties svg:stroke-width="0.1cm" svg:stroke-color="#ff99ff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5" style:family="graphic" style:parent-style-name="standard">
      <style:graphic-properties svg:stroke-width="0.1cm" svg:stroke-color="#99ffff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6" style:family="graphic" style:parent-style-name="standard">
      <style:graphic-properties svg:stroke-width="0.1cm" svg:stroke-color="#99ff99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7" style:family="graphic" style:parent-style-name="standard">
      <style:graphic-properties svg:stroke-width="0.1cm" svg:stroke-color="#ffffff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8" style:family="graphic" style:parent-style-name="objectwithoutfill">
      <style:graphic-properties svg:stroke-width="0.1cm" svg:stroke-color="#ffffff" draw:marker-start-width="0.35cm" draw:marker-end="Arrow" draw:marker-end-width="0.45cm" draw:fill="none" draw:textarea-vertical-align="middle" fo:padding-top="0.05cm" fo:padding-bottom="0.05cm" fo:padding-left="0.05cm" fo:padding-right="0.05cm"/>
    </style:style>
    <style:style style:name="gr19" style:family="graphic" style:parent-style-name="Code">
      <style:graphic-properties draw:auto-grow-height="true" draw:auto-grow-width="false" fo:max-height="0cm" fo:min-height="3.781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.648cm"/>
    </style:style>
    <style:style style:name="gr21" style:family="graphic" style:parent-style-name="Code">
      <style:graphic-properties draw:auto-grow-height="true" draw:auto-grow-width="false" fo:max-height="0cm" fo:min-height="1.9cm"/>
    </style:style>
    <style:style style:name="gr22" style:family="graphic" style:parent-style-name="Code">
      <style:graphic-properties draw:auto-grow-height="true" draw:auto-grow-width="false" fo:max-height="0cm" fo:min-height="1.1cm"/>
    </style:style>
    <style:style style:name="gr23" style:family="graphic" style:parent-style-name="Code">
      <style:graphic-properties draw:auto-grow-height="true" draw:auto-grow-width="false" fo:max-height="0cm" fo:min-height="3.7cm"/>
    </style:style>
    <style:style style:name="gr24" style:family="graphic" style:parent-style-name="Code">
      <style:graphic-properties draw:auto-grow-height="true" draw:auto-grow-width="false" fo:max-height="0cm" fo:min-height="5.3cm"/>
    </style:style>
    <style:style style:name="gr25" style:family="graphic" style:parent-style-name="Code">
      <style:graphic-properties draw:auto-grow-height="true" draw:auto-grow-width="false" fo:max-height="0cm" fo:min-height="3.5cm"/>
    </style:style>
    <style:style style:name="gr26" style:family="graphic" style:parent-style-name="Code">
      <style:graphic-properties draw:auto-grow-height="true" draw:auto-grow-width="false" fo:max-height="0cm" fo:min-height="1.7cm"/>
    </style:style>
    <style:style style:name="gr27" style:family="graphic" style:parent-style-name="Code">
      <style:graphic-properties draw:auto-grow-height="true" draw:auto-grow-width="false" fo:max-height="0cm" fo:min-height="0.999cm"/>
    </style:style>
    <style:style style:name="gr28" style:family="graphic" style:parent-style-name="Code">
      <style:graphic-properties draw:auto-grow-height="true" draw:auto-grow-width="false" fo:max-height="0cm" fo:min-height="3.1cm"/>
    </style:style>
    <style:style style:name="gr29" style:family="graphic" style:parent-style-name="Code">
      <style:graphic-properties draw:auto-grow-height="true" draw:auto-grow-width="false" fo:max-height="0cm" fo:min-height="8.462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0.896cm"/>
    </style:style>
    <style:style style:name="gr31" style:family="graphic" style:parent-style-name="Code">
      <style:graphic-properties draw:auto-grow-height="true" draw:auto-grow-width="false" fo:max-height="0cm" fo:min-height="2.623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0.632cm"/>
    </style:style>
    <style:style style:name="gr33" style:family="graphic" style:parent-style-name="Code">
      <style:graphic-properties draw:auto-grow-height="true" draw:auto-grow-width="false" fo:max-height="0cm" fo:min-height="1.991cm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0.6cm"/>
    </style:style>
    <style:style style:name="gr35" style:family="graphic" style:parent-style-name="Code">
      <style:graphic-properties draw:auto-grow-height="true" draw:auto-grow-width="false" fo:max-height="0cm" fo:min-height="8.025cm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0.633cm"/>
    </style:style>
    <style:style style:name="gr37" style:family="graphic" style:parent-style-name="Code">
      <style:graphic-properties draw:auto-grow-height="true" draw:auto-grow-width="false" fo:max-height="0cm" fo:min-height="2.122cm"/>
    </style:style>
    <style:style style:name="gr38" style:family="graphic" style:parent-style-name="Code">
      <style:graphic-properties draw:auto-grow-height="true" draw:auto-grow-width="false" fo:max-height="0cm" fo:min-height="2.26cm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0.692cm"/>
    </style:style>
    <style:style style:name="gr40" style:family="graphic" style:parent-style-name="Code">
      <style:graphic-properties draw:auto-grow-height="true" draw:auto-grow-width="false" fo:max-height="0cm" fo:min-height="4.5cm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1.255cm"/>
    </style:style>
    <style:style style:name="gr42" style:family="graphic" style:parent-style-name="Code">
      <style:graphic-properties draw:auto-grow-height="true" draw:auto-grow-width="false" fo:max-height="0cm" fo:min-height="0cm"/>
    </style:style>
    <style:style style:name="gr43" style:family="graphic" style:parent-style-name="Code">
      <style:graphic-properties draw:auto-grow-height="true" draw:auto-grow-width="false" fo:max-height="0cm" fo:min-height="6.924cm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ax-height="0cm" fo:min-height="0.63cm"/>
    </style:style>
    <style:style style:name="gr45" style:family="graphic" style:parent-style-name="Code">
      <style:graphic-properties draw:auto-grow-height="true" draw:auto-grow-width="false" fo:max-height="0cm" fo:min-height="10.272cm"/>
    </style:style>
    <style:style style:name="gr46" style:family="graphic" style:parent-style-name="standard">
      <style:graphic-properties draw:stroke="none" svg:stroke-color="#000000" draw:fill="none" draw:fill-color="#ffffff" draw:auto-grow-height="true" draw:auto-grow-width="false" fo:max-height="0cm" fo:min-height="0.62cm"/>
    </style:style>
    <style:style style:name="gr47" style:family="graphic" style:parent-style-name="Code">
      <style:graphic-properties draw:auto-grow-height="true" draw:auto-grow-width="false" fo:max-height="0cm" fo:min-height="2.65cm"/>
    </style:style>
    <style:style style:name="gr48" style:family="graphic" style:parent-style-name="standard">
      <style:graphic-properties draw:stroke="none" svg:stroke-color="#000000" draw:fill="none" draw:fill-color="#ffffff" draw:auto-grow-height="true" draw:auto-grow-width="false" fo:max-height="0cm" fo:min-height="0.508cm"/>
    </style:style>
    <style:style style:name="gr49" style:family="graphic" style:parent-style-name="Code">
      <style:graphic-properties draw:auto-grow-height="true" draw:auto-grow-width="false" fo:max-height="0cm" fo:min-height="3.624cm"/>
    </style:style>
    <style:style style:name="gr50" style:family="graphic" style:parent-style-name="standard">
      <style:graphic-properties draw:stroke="none" svg:stroke-color="#000000" draw:fill="none" draw:fill-color="#ffffff" draw:auto-grow-height="true" draw:auto-grow-width="false" fo:max-height="0cm" fo:min-height="0.517cm"/>
    </style:style>
    <style:style style:name="gr51" style:family="graphic" style:parent-style-name="Code">
      <style:graphic-properties draw:auto-grow-height="true" draw:auto-grow-width="false" fo:max-height="0cm" fo:min-height="3.189cm"/>
    </style:style>
    <style:style style:name="gr52" style:family="graphic" style:parent-style-name="standard">
      <style:graphic-properties draw:stroke="none" svg:stroke-color="#000000" draw:fill="none" draw:fill-color="#ffffff" draw:auto-grow-height="true" draw:auto-grow-width="false" fo:max-height="0cm" fo:min-height="0.638cm"/>
    </style:style>
    <style:style style:name="gr53" style:family="graphic" style:parent-style-name="Code">
      <style:graphic-properties draw:auto-grow-height="true" draw:auto-grow-width="false" fo:max-height="0cm" fo:min-height="2.771cm"/>
    </style:style>
    <style:style style:name="gr54" style:family="graphic" style:parent-style-name="standard">
      <style:graphic-properties draw:stroke="none" svg:stroke-color="#000000" draw:fill="none" draw:fill-color="#ffffff" draw:auto-grow-height="true" draw:auto-grow-width="false" fo:max-height="0cm" fo:min-height="0.866cm"/>
    </style:style>
    <style:style style:name="gr55" style:family="graphic" style:parent-style-name="Code">
      <style:graphic-properties draw:auto-grow-height="true" draw:auto-grow-width="false" fo:max-height="0cm" fo:min-height="6cm"/>
    </style:style>
    <style:style style:name="gr56" style:family="graphic" style:parent-style-name="standard">
      <style:graphic-properties draw:stroke="none" svg:stroke-color="#000000" draw:fill="none" draw:fill-color="#ffffff" draw:auto-grow-height="true" draw:auto-grow-width="false" fo:max-height="0cm" fo:min-height="0.959cm"/>
    </style:style>
    <style:style style:name="gr57" style:family="graphic" style:parent-style-name="Code">
      <style:graphic-properties draw:auto-grow-height="true" draw:auto-grow-width="false" fo:max-height="0cm" fo:min-height="3.17cm"/>
    </style:style>
    <style:style style:name="gr58" style:family="graphic" style:parent-style-name="standard">
      <style:graphic-properties draw:stroke="none" svg:stroke-color="#000000" draw:fill="none" draw:fill-color="#ffffff" draw:auto-grow-height="true" draw:auto-grow-width="false" fo:max-height="0cm" fo:min-height="0.634cm"/>
    </style:style>
    <style:style style:name="gr59" style:family="graphic" style:parent-style-name="Code">
      <style:graphic-properties draw:auto-grow-height="true" draw:auto-grow-width="false" fo:max-height="0cm" fo:min-height="3.3cm"/>
    </style:style>
    <style:style style:name="gr60" style:family="graphic" style:parent-style-name="Code">
      <style:graphic-properties draw:auto-grow-height="true" draw:auto-grow-width="false" fo:max-height="0cm" fo:min-height="4.279cm"/>
    </style:style>
    <style:style style:name="gr61" style:family="graphic" style:parent-style-name="standard">
      <style:graphic-properties draw:stroke="none" svg:stroke-color="#000000" draw:fill="none" draw:fill-color="#ffffff" draw:auto-grow-height="true" draw:auto-grow-width="false" fo:max-height="0cm" fo:min-height="0.901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title">
      <style:graphic-properties fo:min-height="3.506cm"/>
    </style:style>
    <style:style style:name="pr7" style:family="presentation" style:parent-style-name="Default-subtitle">
      <style:graphic-properties draw:fill-color="#ffffff" fo:min-height="12.179cm"/>
    </style:style>
    <style:style style:name="pr8" style:family="presentation" style:parent-style-name="Default-outline1">
      <style:graphic-properties fo:min-height="11.93cm"/>
    </style:style>
    <style:style style:name="pr9" style:family="presentation" style:parent-style-name="Default-outline1">
      <style:graphic-properties fo:min-height="5.559cm"/>
    </style:style>
    <style:style style:name="pr10" style:family="presentation" style:parent-style-name="Default-outline2">
      <style:graphic-properties draw:stroke="none" draw:fill="none" fo:min-height="0.823cm"/>
    </style:style>
    <style:style style:name="co1" style:family="table-column">
      <style:table-column-properties style:column-width="3.111cm" style:use-optimal-column-width="false"/>
    </style:style>
    <style:style style:name="co2" style:family="table-column">
      <style:table-column-properties style:column-width="3.025cm" style:use-optimal-column-width="false"/>
    </style:style>
    <style:style style:name="co3" style:family="table-column">
      <style:table-column-properties style:column-width="2.829cm" style:use-optimal-column-width="false"/>
    </style:style>
    <style:style style:name="co4" style:family="table-column">
      <style:table-column-properties style:column-width="1.866cm" style:use-optimal-column-width="false"/>
    </style:style>
    <style:style style:name="co5" style:family="table-column">
      <style:table-column-properties style:column-width="2.946cm" style:use-optimal-column-width="false"/>
    </style:style>
    <style:style style:name="co6" style:family="table-column">
      <style:table-column-properties style:column-width="3.062cm" style:use-optimal-column-width="false"/>
    </style:style>
    <style:style style:name="co7" style:family="table-column">
      <style:table-column-properties style:column-width="3.674cm" style:use-optimal-column-width="false"/>
    </style:style>
    <style:style style:name="ro1" style:family="table-row">
      <style:table-row-properties style:row-height="1.735cm"/>
    </style:style>
    <style:style style:name="ce1" style:family="table-cell">
      <style:graphic-properties draw:fill="solid" draw:fill-color="#666666" style:repeat="repeat"/>
      <style:paragraph-properties fo:text-align="center"/>
    </style:style>
    <style:style style:name="ce2" style:family="table-cell">
      <style:graphic-properties draw:fill="solid" draw:fill-color="#666666" style:repeat="repeat"/>
    </style:style>
    <style:style style:name="ce3" style:family="table-cell">
      <style:graphic-properties draw:fill="solid" draw:fill-color="#333333" style:repeat="repeat"/>
      <style:paragraph-properties fo:text-align="center"/>
    </style:style>
    <style:style style:name="ce4" style:family="table-cell">
      <style:graphic-properties draw:fill="solid" draw:fill-color="#333333" style:repeat="repeat"/>
    </style:style>
    <style:style style:name="P1" style:family="paragraph">
      <style:text-properties fo:font-size="32pt"/>
    </style:style>
    <style:style style:name="P2" style:family="paragraph">
      <style:text-properties fo:font-size="20pt"/>
    </style:style>
    <style:style style:name="P3" style:family="paragraph">
      <style:text-properties fo:color="#ffffff"/>
    </style:style>
    <style:style style:name="P4" style:family="paragraph">
      <style:text-properties fo:font-size="32pt" style:font-size-asian="32pt" style:font-size-complex="32pt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7" style:family="paragraph">
      <style:paragraph-properties fo:text-align="end"/>
    </style:style>
    <style:style style:name="P8" style:family="paragraph">
      <style:text-properties fo:color="#ff99ff"/>
    </style:style>
    <style:style style:name="P9" style:family="paragraph">
      <style:text-properties fo:color="#99ffff"/>
    </style:style>
    <style:style style:name="P10" style:family="paragraph">
      <style:text-properties fo:color="#99ff99"/>
    </style:style>
    <style:style style:name="P11" style:family="paragraph">
      <style:paragraph-properties fo:margin-top="0cm" fo:margin-bottom="0cm"/>
    </style:style>
    <style:style style:name="P12" style:family="paragraph">
      <style:text-properties fo:font-size="18pt"/>
    </style:style>
    <style:style style:name="P13" style:family="paragraph">
      <style:text-properties fo:font-size="32pt" fo:font-weight="bold" style:font-size-asian="32pt" style:font-weight-asian="bold" style:font-size-complex="32pt" style:font-weight-complex="bold"/>
    </style:style>
    <style:style style:name="T1" style:family="text">
      <style:text-properties fo:font-size="32pt"/>
    </style:style>
    <style:style style:name="T2" style:family="text">
      <style:text-properties fo:color="#66ffff"/>
    </style:style>
    <style:style style:name="T3" style:family="text">
      <style:text-properties style:text-position="super 58%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style:use-window-font-color="true" fo:font-size="24pt" fo:font-weight="bold" style:font-size-asian="24pt" style:font-weight-asian="bold" style:font-size-complex="24pt" style:font-weight-complex="bold"/>
    </style:style>
    <style:style style:name="T6" style:family="text">
      <style:text-properties fo:font-size="24pt" fo:font-weight="bold" style:font-size-asian="24pt" style:font-weight-asian="bold" style:font-size-complex="24pt" style:font-weight-complex="bold"/>
    </style:style>
    <style:style style:name="T7" style:family="text">
      <style:text-properties fo:color="#ff99ff" fo:font-weight="normal" style:font-weight-asian="normal" style:font-weight-complex="normal"/>
    </style:style>
    <style:style style:name="T8" style:family="text">
      <style:text-properties fo:color="#ff99ff" fo:font-size="24pt" fo:font-weight="bold" style:font-size-asian="24pt" style:font-weight-asian="bold" style:font-size-complex="24pt" style:font-weight-complex="bold"/>
    </style:style>
    <style:style style:name="T9" style:family="text">
      <style:text-properties fo:color="#ff99ff"/>
    </style:style>
    <style:style style:name="T10" style:family="text">
      <style:text-properties style:use-window-font-color="true"/>
    </style:style>
    <style:style style:name="T11" style:family="text">
      <style:text-properties fo:color="#ffffff" fo:font-size="24pt" fo:font-weight="bold" style:font-size-asian="24pt" style:font-weight-asian="bold" style:font-size-complex="24pt" style:font-weight-complex="bold"/>
    </style:style>
    <style:style style:name="T12" style:family="text">
      <style:text-properties fo:color="#99ff99" fo:font-weight="normal" style:font-weight-asian="normal" style:font-weight-complex="normal"/>
    </style:style>
    <style:style style:name="T13" style:family="text">
      <style:text-properties fo:color="#ffffff" fo:font-weight="normal" style:font-weight-asian="normal" style:font-weight-complex="normal"/>
    </style:style>
    <style:style style:name="T14" style:family="text">
      <style:text-properties fo:color="#66ffff" fo:font-weight="normal" style:font-weight-asian="normal" style:font-weight-complex="normal"/>
    </style:style>
    <style:style style:name="T15" style:family="text">
      <style:text-properties fo:color="#99ff99"/>
    </style:style>
    <style:style style:name="T16" style:family="text">
      <style:text-properties fo:color="#99ffff"/>
    </style:style>
    <style:style style:name="T17" style:family="text">
      <style:text-properties fo:font-size="28pt" style:font-size-asian="28pt" style:font-size-complex="28pt"/>
    </style:style>
    <style:style style:name="T18" style:family="text">
      <style:text-properties fo:font-size="18pt"/>
    </style:style>
    <style:style style:name="T19" style:family="text">
      <style:text-properties fo:font-size="18pt" fo:font-weight="normal" style:font-weight-asian="normal" style:font-weight-complex="normal"/>
    </style:style>
    <style:style style:name="T20" style:family="text">
      <style:text-properties fo:color="#ff99ff" fo:font-size="18pt" fo:font-weight="normal" style:font-weight-asian="normal" style:font-weight-complex="normal"/>
    </style:style>
    <style:style style:name="T21" style:family="text">
      <style:text-properties fo:color="#ff3333" fo:font-size="18pt"/>
    </style:style>
    <style:style style:name="T22" style:family="text">
      <style:text-properties fo:color="#ff99ff" fo:font-size="18pt"/>
    </style:style>
    <style:style style:name="T23" style:family="text">
      <style:text-properties fo:font-size="31.5pt" style:font-size-asian="31.5pt" style:font-size-complex="31.5pt"/>
    </style:style>
    <style:style style:name="T24" style:family="text">
      <style:text-properties style:font-size-asian="17pt" style:font-size-complex="17pt"/>
    </style:style>
    <style:style style:name="T25" style:family="text">
      <style:text-properties fo:font-weight="normal" style:font-weight-asian="normal" style:font-weight-complex="normal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fo:font-size="26pt" style:font-size-asian="26pt" style:font-size-complex="26pt"/>
    </style:style>
    <style:style style:name="T28" style:family="text">
      <style:text-properties fo:color="#808080"/>
    </style:style>
    <style:style style:name="T29" style:family="text">
      <style:text-properties fo:color="#66ffff" fo:font-size="32pt" style:font-size-asian="32pt" style:font-size-complex="32pt"/>
    </style:style>
    <style:style style:name="T30" style:family="text">
      <style:text-properties fo:color="#66ffff"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uilding an LLVM Backend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<text:span text:style-name="T1">Fraser Cormack</text:span></text:p>
            <text:p><text:span text:style-name="T1">Pierre-Andre Saulais</text:span></text:p>
            <text:p><text:span text:style-name="T1"/></text:p>
            <text:p><text:span text:style-name="T1">Codeplay Software</text:span></text:p>
            <text:p><text:span text:style-name="T1">@codeplaysof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troductio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Yet another talk about creating a LLVM target?</text:p>
              </text:list-item>
              <text:list-item>
                <text:p>LLVM backend crash course, for beginners</text:p>
                <text:list>
                  <text:list-item>
                    <text:p>How-tos and tips</text:p>
                  </text:list-item>
                  <text:list-item>
                    <text:p>Solution to common problems</text:p>
                  </text:list-item>
                </text:list>
              </text:list-item>
              <text:list-item>
                <text:p>Example target created for this tutorial</text:p>
                <text:list>
                  <text:list-item>
                    <text:p>Can be used to see how LLVM works</text:p>
                  </text:list-item>
                  <text:list-item>
                    <text:p>Can be used as a skeleton to bootstrap new targe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verview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art 1: Background</text:p>
              </text:list-item>
              <text:list-item>
                <text:p>Part 2: Creating your own target</text:p>
              </text:list-item>
              <text:list-item>
                <text:p>Part 3: How-tos for specific tasks</text:p>
              </text:list-item>
              <text:list-item>
                <text:p>Part 4: Troubleshooting and tip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art 1</text:p>
          </draw:text-box>
        </draw:frame>
        <draw:frame presentation:style-name="pr7" draw:layer="layout" svg:width="25.199cm" svg:height="12.179cm" svg:x="1.4cm" svg:y="4.914cm" presentation:class="subtitle">
          <draw:text-box>
            <text:p>Background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What you need to start</text:p>
          </draw:text-box>
        </draw:frame>
        <draw:frame presentation:style-name="pr4" draw:text-style-name="P3" draw:layer="layout" svg:width="25.199cm" svg:height="12.179cm" svg:x="1.4cm" svg:y="4.914cm" presentation:class="outline">
          <draw:text-box>
            <text:list text:style-name="L2">
              <text:list-item>
                <text:p>Know a little bit about LLVM IR:<text:span text:style-name="T2"><text:a xlink:href="http://llvm.org/docs/LangRef.html" xlink:type="simple">llvm.org/docs/LangRef.html</text:a></text:span></text:p>
              </text:list-item>
              <text:list-item>
                <text:p>xdot.py to visualize graphs when debugging:<text:span text:style-name="T2"><text:a xlink:href="http://github.com/jrfonseca/xdot.py" xlink:type="simple">github.com/jrfonseca/xdot.py</text:a></text:span></text:p>
              </text:list-item>
              <text:list-item>
                <text:p>Check out and build our LLVM repo from GitHub: <text:span text:style-name="T2"><text:a xlink:href="http://github.com/frasercrmck/llvm-leg" xlink:type="simple">github.com/frasercrmck/llvm-leg</text:a></text:span></text:p>
              </text:list-item>
              <text:list-item>
                <text:p>This informative and well-presented talk!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ample target: LEG</text:p>
          </draw:text-box>
        </draw:frame>
        <draw:frame presentation:style-name="pr8" draw:layer="layout" svg:width="25.199cm" svg:height="12.18cm" svg:x="1.4cm" svg:y="4.914cm" presentation:class="outline">
          <draw:text-box>
            <text:list text:style-name="L2">
              <text:list-item>
                <text:p>Simple, RISC-like architecture</text:p>
                <text:list>
                  <text:list-item>
                    <text:p>Very small subset of ARM</text:p>
                  </text:list-item>
                </text:list>
              </text:list-item>
              <text:list-item>
                <text:p>12 integer registers (32-bit)</text:p>
                <text:list>
                  <text:list-item>
                    <text:p>r0, r1, …, r9, sp (stack pointer), lr (return address)</text:p>
                  </text:list-item>
                </text:list>
              </text:list-item>
              <text:list-item>
                <text:p>Instructions:</text:p>
                <text:list>
                  <text:list-item>
                    <text:p>32-bit arithmetic (add, substract, multiply, mad)</text:p>
                  </text:list-item>
                  <text:list-item>
                    <text:p>32-bit register move, 16-bit constant moves</text:p>
                  </text:list-item>
                  <text:list-item>
                    <text:p>load, store, branch, branch and lin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alling convention for LEG</text:p>
          </draw:text-box>
        </draw:frame>
        <draw:frame presentation:style-name="pr8" draw:layer="layout" svg:width="25.199cm" svg:height="12.18cm" svg:x="1.4cm" svg:y="4.914cm" presentation:class="outline">
          <draw:text-box>
            <text:list text:style-name="L2">
              <text:list-item>
                <text:p>How values are passed to/from a function</text:p>
              </text:list-item>
              <text:list-item>
                <text:p>Arguments in r0 (1<text:span text:style-name="T3">st</text:span>), r1 (2<text:span text:style-name="T3">nd</text:span>), …, r3 (4<text:span text:style-name="T3">th</text:span>)</text:p>
                <text:list>
                  <text:list-item>
                    <text:p>Further arguments passed on the stack</text:p>
                  </text:list-item>
                </text:list>
              </text:list-item>
              <text:list-item>
                <text:p>Return value in r0</text:p>
              </text:list-item>
            </text:list>
          </draw:text-box>
        </draw:frame>
        <draw:frame draw:style-name="gr2" draw:layer="layout" svg:width="23.703cm" svg:height="3.5cm" svg:x="1.898cm" svg:y="11.3cm">
          <draw:text-box>
            <text:p>int foo(int a, int b) {</text:p>
            <text:p><text:s text:c="4"/>int result = a + b; <text:s text:c="2"/>// r0 + r1</text:p>
            <text:p><text:s text:c="4"/>return result; <text:s text:c="7"/>// r0</text:p>
            <text:p>}</text:p>
          </draw:text-box>
        </draw:frame>
        <draw:frame draw:style-name="gr3" draw:layer="layout" svg:width="23.703cm" svg:height="2.894cm" svg:x="1.899cm" svg:y="15.6cm">
          <draw:text-box>
            <text:p>.foo:</text:p>
            <text:p><text:s text:c="4"/>add r0, r0, r1</text:p>
            <text:p><text:s text:c="4"/>b lr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4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e big picture</text:p>
          </draw:text-box>
        </draw:frame>
        <draw:frame presentation:style-name="pr9" draw:text-style-name="P4" draw:layer="layout" svg:width="25.199cm" svg:height="14.086cm" svg:x="1.4cm" svg:y="4.914cm" presentation:class="outline" presentation:user-transformed="true">
          <draw:text-box>
            <text:list text:style-name="L2">
              <text:list-item>
                <text:p><text:span text:style-name="T4">Pipeline structure of the backend:</text:span></text:p>
                <text:p><text:span text:style-name="T4"/></text:p>
              </text:list-item>
              <text:list-item>
                <text:p><text:span text:style-name="T4">Transforms your program many times</text:span></text:p>
                <text:list>
                  <text:list-item>
                    <text:p><text:span text:style-name="T4">Same program, few different representations</text:span></text:p>
                  </text:list-item>
                  <text:list-item>
                    <text:p><text:span text:style-name="T4">Different instruction namespaces</text:span></text:p>
                  </text:list-item>
                  <text:list-item>
                    <text:p><text:span text:style-name="T4">Check it out (IR and MI only):</text:span></text:p>
                    <text:list>
                      <text:list-item>
                        <text:p><text:span text:style-name="T4">llc foo.ll -print-after-all 2&gt;&amp;1 &gt; foo.log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10" draw:text-style-name="P6" draw:layer="layout" svg:width="26.4cm" svg:height="1.8cm" svg:x="0.8cm" svg:y="6.6cm">
          <draw:text-box>
            <text:p text:style-name="P5"><text:span text:style-name="T5">IR</text:span><text:span text:style-name="T6"> → SelectionDAG → MachineDAG <text:s/>→ MachineInstr → MCIns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4T3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A look at an IR module</text:p>
          </draw:text-box>
        </draw:frame>
        <draw:frame presentation:style-name="pr4" draw:layer="layout" svg:width="25cm" svg:height="6.286cm" svg:x="1.4cm" svg:y="4.914cm" presentation:class="outline" presentation:user-transformed="true">
          <draw:text-box>
            <text:list text:style-name="L2">
              <text:list-item>
                <text:p>High-level, linear representation</text:p>
              </text:list-item>
              <text:list-item>
                <text:p>Typed values, no registers</text:p>
              </text:list-item>
              <text:list-item>
                <text:p>Target-agnostic</text:p>
                <text:list>
                  <text:list-item>
                    <text:p>Exceptions: data layout, triple, intrinsics</text:p>
                  </text:list-item>
                </text:list>
              </text:list-item>
            </text:list>
          </draw:text-box>
        </draw:frame>
        <draw:frame draw:style-name="gr4" draw:layer="layout" svg:width="23.703cm" svg:height="6.397cm" svg:x="1.897cm" svg:y="11.3cm">
          <draw:text-box>
            <text:p>target datalayout = "e-m:e-p:32:32-i1:8:32-i8:8:32-i16:16:32-i64:32-f64:32-a:0:32-n32"</text:p>
            <text:p>target triple = "leg"</text:p>
            <text:p/>
            <text:p>define i32 @foo(i32 %a, i32 %b) {</text:p>
            <text:p><text:span text:style-name="T7"><text:s text:c="4"/></text:span><text:span text:style-name="T7">%c = add nsw i32 %a, %b</text:span></text:p>
            <text:p><text:s text:c="4"/>ret i32 %c</text:p>
            <text:p>}</text:p>
          </draw:text-box>
        </draw:frame>
        <draw:frame presentation:style-name="pr10" draw:text-style-name="P6" draw:layer="layout" svg:width="26.4cm" svg:height="1.4cm" svg:x="0cm" svg:y="18.9cm">
          <draw:text-box>
            <text:p text:style-name="P5"><text:span text:style-name="T8">IR</text:span><text:span text:style-name="T6"> → SelectionDAG → MachineDAG <text:s/>→ MachineInstr → MCIns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4T3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A look at a SelectionDAG graph</text:p>
          </draw:text-box>
        </draw:frame>
        <draw:frame presentation:style-name="pr4" draw:layer="layout" svg:width="13cm" svg:height="13.286cm" svg:x="1.4cm" svg:y="4.914cm" presentation:class="outline" presentation:user-transformed="true">
          <draw:text-box>
            <text:list text:style-name="L2">
              <text:list-item>
                <text:p>Graph representation</text:p>
              </text:list-item>
              <text:list-item>
                <text:p>Operations as nodes</text:p>
                <text:list>
                  <text:list-item>
                    <text:p>Mostly target-agnostic</text:p>
                  </text:list-item>
                  <text:list-item>
                    <text:p>LEGISD (ISD) namespace</text:p>
                  </text:list-item>
                </text:list>
              </text:list-item>
              <text:list-item>
                <text:p>Dependencies as edges</text:p>
                <text:list>
                  <text:list-item>
                    <text:p>Data</text:p>
                  </text:list-item>
                  <text:list-item>
                    <text:p><text:span text:style-name="T2">Order (“chain”)</text:span></text:p>
                  </text:list-item>
                  <text:list-item>
                    <text:p><text:span text:style-name="T9">Scheduling (“glue”)</text:span></text:p>
                  </text:list-item>
                </text:list>
              </text:list-item>
              <text:list-item>
                <text:p><text:span text:style-name="T10">Typed values</text:span></text:p>
              </text:list-item>
            </text:list>
          </draw:text-box>
        </draw:frame>
        <draw:frame presentation:style-name="pr10" draw:text-style-name="P6" draw:layer="layout" svg:width="26.41cm" svg:height="1.4cm" svg:x="-0.01cm" svg:y="19.044cm">
          <draw:text-box>
            <text:p text:style-name="P5"><text:span text:style-name="T11">IR</text:span><text:span text:style-name="T6"> → </text:span><text:span text:style-name="T8">SelectionDAG</text:span><text:span text:style-name="T6"> → MachineDAG <text:s/>→ MachineInstr → MCInst</text:span></text:p>
          </draw:text-box>
        </draw:frame>
        <draw:frame draw:style-name="gr5" draw:text-style-name="P5" draw:layer="layout" svg:width="13.6cm" svg:height="15.043cm" svg:x="13.7cm" svg:y="3.901cm">
          <draw:image xlink:href="Pictures/100002010000021A000002C1A3214E1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4T3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A look at a MachineDAG graph</text:p>
          </draw:text-box>
        </draw:frame>
        <draw:frame presentation:style-name="pr4" draw:layer="layout" svg:width="13cm" svg:height="13.486cm" svg:x="1.4cm" svg:y="4.914cm" presentation:class="outline" presentation:user-transformed="true">
          <draw:text-box>
            <text:list text:style-name="L2">
              <text:list-item>
                <text:p>Very similar to SelectionDAG</text:p>
              </text:list-item>
              <text:list-item>
                <text:p>Instructions as nodes</text:p>
                <text:list>
                  <text:list-item>
                    <text:p>Result of instruction selection</text:p>
                  </text:list-item>
                  <text:list-item>
                    <text:p>LEG namespace</text:p>
                  </text:list-item>
                </text:list>
              </text:list-item>
              <text:list-item>
                <text:p>Similar dependencies</text:p>
              </text:list-item>
              <text:list-item>
                <text:p>Still typed</text:p>
              </text:list-item>
            </text:list>
          </draw:text-box>
        </draw:frame>
        <draw:frame draw:style-name="gr6" draw:text-style-name="P5" draw:layer="layout" svg:width="13.4cm" svg:height="15.2cm" svg:x="13.4cm" svg:y="3.6cm">
          <draw:image xlink:href="Pictures/100002010000026C0000030E7CCF5EBC.png" xlink:type="simple" xlink:show="embed" xlink:actuate="onLoad">
            <text:p/>
          </draw:image>
        </draw:frame>
        <draw:frame presentation:style-name="pr10" draw:text-style-name="P6" draw:layer="layout" svg:width="26.41cm" svg:height="1.4cm" svg:x="-0.01cm" svg:y="19cm">
          <draw:text-box>
            <text:p text:style-name="P5"><text:span text:style-name="T11">IR</text:span><text:span text:style-name="T6"> → SelectionDAG → </text:span><text:span text:style-name="T8">MachineDAG</text:span><text:span text:style-name="T6"> <text:s/>→ MachineInstr → MCIns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4T3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Before and after ISel</text:p>
          </draw:text-box>
        </draw:frame>
        <draw:frame draw:style-name="gr5" draw:text-style-name="P5" draw:layer="layout" svg:width="13.6cm" svg:height="15.043cm" svg:x="0.6cm" svg:y="3.7cm">
          <draw:image xlink:href="Pictures/100002010000021A000002C1A3214E1F.png" xlink:type="simple" xlink:show="embed" xlink:actuate="onLoad">
            <text:p/>
          </draw:image>
        </draw:frame>
        <draw:frame presentation:style-name="pr10" draw:text-style-name="P6" draw:layer="layout" svg:width="26.41cm" svg:height="1.4cm" svg:x="0.2cm" svg:y="19.5cm">
          <draw:text-box>
            <text:p text:style-name="P5"><text:span text:style-name="T11">IR</text:span><text:span text:style-name="T6"> → </text:span><text:span text:style-name="T8">SelectionDAG</text:span><text:span text:style-name="T6"> → </text:span><text:span text:style-name="T8">MachineDAG</text:span><text:span text:style-name="T6"> <text:s/>→ MachineInstr → MCInst</text:span></text:p>
          </draw:text-box>
        </draw:frame>
        <draw:frame draw:style-name="gr6" draw:text-style-name="P5" draw:layer="layout" svg:width="13.4cm" svg:height="15.2cm" svg:x="14cm" svg:y="3.7cm">
          <draw:image xlink:href="Pictures/100002010000026C0000030E7CCF5EB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4T3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A look at a MachineInstr block</text:p>
          </draw:text-box>
        </draw:frame>
        <draw:frame presentation:style-name="pr4" draw:layer="layout" svg:width="25.248cm" svg:height="7.686cm" svg:x="1.4cm" svg:y="4.914cm" presentation:class="outline" presentation:user-transformed="true">
          <draw:text-box>
            <text:list text:style-name="L2">
              <text:list-item>
                <text:p>Untyped, uses register classes instead</text:p>
              </text:list-item>
              <text:list-item>
                <text:p>Target-specific instructions (LEG namespace)</text:p>
                <text:list>
                  <text:list-item>
                    <text:p>Few exceptions (TargetOpcode namespace)</text:p>
                  </text:list-item>
                </text:list>
              </text:list-item>
            </text:list>
          </draw:text-box>
        </draw:frame>
        <draw:frame draw:style-name="gr7" draw:layer="layout" svg:width="24.8cm" svg:height="4.923cm" svg:x="1.6cm" svg:y="10cm">
          <draw:text-box>
            <text:p>BB#0: derived from LLVM BB %entry</text:p>
            <text:p><text:s text:c="4"/>Live Ins: %R0 %R1</text:p>
            <text:p/>
            <text:p><text:tab/>%R0&lt;def&gt; = ADDrr %R0&lt;kill&gt;, %R1&lt;kill&gt;</text:p>
            <text:p/>
            <text:p><text:s text:c="4"/>Successors according to CFG: BB#1</text:p>
          </draw:text-box>
        </draw:frame>
        <draw:frame presentation:style-name="pr10" draw:text-style-name="P6" draw:layer="layout" svg:width="26.41cm" svg:height="1.4cm" svg:x="0.19cm" svg:y="19cm">
          <draw:text-box>
            <text:p text:style-name="P5"><text:span text:style-name="T11">IR</text:span><text:span text:style-name="T6"> → SelectionDAG → MachineDAG <text:s/>→ </text:span><text:span text:style-name="T8">MachineInstr</text:span><text:span text:style-name="T6"> → MCIns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art 2</text:p>
          </draw:text-box>
        </draw:frame>
        <draw:frame presentation:style-name="pr7" draw:layer="layout" svg:width="25.199cm" svg:height="12.179cm" svg:x="1.4cm" svg:y="4.914cm" presentation:class="subtitle">
          <draw:text-box>
            <text:p>Creating your own target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625cm" svg:x="1.4cm" svg:y="0.778cm" presentation:class="title">
          <draw:text-box>
            <text:p>Bits of your ISA you need to describ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arget machine</text:p>
                <text:list>
                  <text:list-item>
                    <text:p>Registers, register classes</text:p>
                  </text:list-item>
                  <text:list-item>
                    <text:p>Calling conventions</text:p>
                  </text:list-item>
                </text:list>
              </text:list-item>
              <text:list-item>
                <text:p>Instruction set</text:p>
                <text:list>
                  <text:list-item>
                    <text:p>Operands and patterns</text:p>
                  </text:list-item>
                  <text:list-item>
                    <text:p>Assembly printing and/or instruction encoding</text:p>
                  </text:list-item>
                  <text:list-item>
                    <text:p>Schedule (not part of this talk)</text:p>
                  </text:list-item>
                </text:list>
              </text:list-item>
              <text:list-item>
                <text:p>…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TableGen</text:p>
          </draw:text-box>
        </draw:frame>
        <draw:frame presentation:style-name="pr8" draw:layer="layout" svg:width="25.199cm" svg:height="14.286cm" svg:x="1.4cm" svg:y="4.914cm" presentation:class="outline" presentation:user-transformed="true">
          <draw:text-box>
            <text:list text:style-name="L2">
              <text:list-item>
                <text:p>C++-style syntax</text:p>
              </text:list-item>
              <text:list-item>
                <text:p>Different set of backends</text:p>
                <text:list>
                  <text:list-item>
                    <text:p>RegisterInfo, InstrInfo, AsmWriter, ...</text:p>
                  </text:list-item>
                </text:list>
              </text:list-item>
              <text:list-item>
                <text:p>TableGen backends generate .inc files</text:p>
                <text:list>
                  <text:list-item>
                    <text:p>Included by your C++ files</text:p>
                  </text:list-item>
                </text:list>
              </text:list-item>
              <text:list-item>
                <text:p>More information:</text:p>
                <text:list>
                  <text:list-item>
                    <text:p><text:span text:style-name="T2"><text:a xlink:href="http://llvm.org/docs/TableGen/index.html" xlink:type="simple">llvm.org/docs/TableGen/index.html</text:a></text:span></text:p>
                  </text:list-item>
                  <text:list-item>
                    <text:p><text:span text:style-name="T2"><text:a xlink:href="http://llvm.org/docs/TableGen/index.html" xlink:type="simple">llvm.org/docs/TableGen/BackEnds.html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625cm" svg:x="1.4cm" svg:y="0.778cm" presentation:class="title">
          <draw:text-box>
            <text:p>Describing registers with TableGen</text:p>
          </draw:text-box>
        </draw:frame>
        <draw:frame presentation:style-name="pr4" draw:layer="layout" svg:width="25.199cm" svg:height="14.486cm" svg:x="1.4cm" svg:y="4.914cm" presentation:class="outline" presentation:user-transformed="true">
          <draw:text-box>
            <text:list text:style-name="L2">
              <text:list-item>
                <text:p>TableGen provides the 'Register' class</text:p>
                <text:list>
                  <text:list-item>
                    <text:p>Can use the 'HWEncoding' field for encodings</text:p>
                    <text:p/>
                    <text:p/>
                    <text:p/>
                    <text:p/>
                    <text:p/>
                  </text:list-item>
                </text:list>
              </text:list-item>
              <text:list-item>
                <text:p>Referenced as “LEG::R0” in C++</text:p>
              </text:list-item>
            </text:list>
          </draw:text-box>
        </draw:frame>
        <draw:g>
          <draw:frame draw:style-name="gr8" draw:layer="layout" svg:width="24.8cm" svg:height="6.668cm" svg:x="1.601cm" svg:y="8.901cm">
            <draw:text-box>
              <text:p>class LEGReg&lt;bits&lt;16&gt; Enc, string n&gt; : Register&lt;n&gt; {</text:p>
              <text:p><text:s text:c="2"/>Let HWEncoding = Enc;</text:p>
              <text:p><text:s text:c="2"/>let Namespace = “LEG”;</text:p>
              <text:p>}</text:p>
              <text:p/>
              <text:p>def R0 : LEGReg&lt; 0, “r0” &gt;;</text:p>
              <text:p>...</text:p>
              <text:p>def SP : LEGReg&lt; 10, “sp” &gt;;</text:p>
            </draw:text-box>
          </draw:frame>
          <draw:frame draw:style-name="gr9" draw:text-style-name="P7" draw:layer="layout" svg:width="9.601cm" svg:height="1.17cm" svg:x="16.8cm" svg:y="14.6cm">
            <draw:text-box>
              <text:p text:style-name="P7">LEGRegisterInfo.td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625cm" svg:x="1.4cm" svg:y="0.778cm" presentation:class="title">
          <draw:text-box>
            <text:p>Describing registers with TableGe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an automate trivial definitions</text:p>
                <text:p/>
                <text:p/>
              </text:list-item>
              <text:list-item>
                <text:p>Group registers into register classes</text:p>
                <text:p/>
              </text:list-item>
            </text:list>
          </draw:text-box>
        </draw:frame>
        <draw:g>
          <draw:frame draw:style-name="gr10" draw:layer="layout" svg:width="24.8cm" svg:height="2.949cm" svg:x="1.602cm" svg:y="11.403cm">
            <draw:text-box>
              <text:p>def GRRegs : RegisterClass&lt;”LEG”, [i32], 32,</text:p>
              <text:p><text:s text:c="2"/>(add SP, (sequence "R%i", 0, 9))&gt;;</text:p>
            </draw:text-box>
          </draw:frame>
          <draw:frame draw:style-name="gr11" draw:layer="layout" svg:width="9.601cm" svg:height="1.038cm" svg:x="16.801cm" svg:y="13.4cm">
            <draw:text-box>
              <text:p text:style-name="P7">LEGRegisterInfo.td</text:p>
            </draw:text-box>
          </draw:frame>
        </draw:g>
        <draw:g>
          <draw:frame draw:style-name="gr10" draw:layer="layout" svg:width="24.8cm" svg:height="2.949cm" svg:x="1.601cm" svg:y="6.401cm">
            <draw:text-box>
              <text:p>foreach i = 0-9 in {</text:p>
              <text:p><text:s text:c="2"/>def R#i : R&lt;i, “r”#i&gt;;</text:p>
              <text:p>}</text:p>
            </draw:text-box>
          </draw:frame>
          <draw:frame draw:style-name="gr11" draw:layer="layout" svg:width="9.601cm" svg:height="1.038cm" svg:x="16.802cm" svg:y="8.3cm">
            <draw:text-box>
              <text:p text:style-name="P7">LEGRegisterInfo.td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4">
        <office:forms form:automatic-focus="false" form:apply-design-mode="false"/>
        <draw:frame presentation:style-name="pr1" draw:layer="layout" svg:width="25.199cm" svg:height="3.625cm" svg:x="1.4cm" svg:y="0.778cm" presentation:class="title">
          <draw:text-box>
            <text:p>Calling convention lowering:<text:line-break/>TableGen</text:p>
          </draw:text-box>
        </draw:frame>
        <draw:frame presentation:style-name="pr9" draw:layer="layout" svg:width="25.199cm" svg:height="4.685cm" svg:x="1.4cm" svg:y="12.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Generates functions used in ISelLowering via function pointers.</text:p>
              </text:list-item>
            </text:list>
          </draw:text-box>
        </draw:frame>
        <draw:g>
          <draw:frame draw:style-name="gr12" draw:layer="layout" svg:width="24.8cm" svg:height="7.871cm" svg:x="1.6cm" svg:y="5.7cm">
            <draw:text-box>
              <text:p>def CC_LEG : CallingConv&lt;[</text:p>
              <text:p><text:s text:c="4"/>// Promote i8/i16 arguments to i32</text:p>
              <text:p><text:s text:c="4"/>CCIfType&lt;[i8, i16], CCPromoteToType&lt;i32&gt;&gt;,</text:p>
              <text:p/>
              <text:p><text:s text:c="4"/>// The first 4 arguments are passed in registers</text:p>
              <text:p><text:s text:c="4"/>CCIfType&lt;[i32], CCAssignToReg&lt;[R0, R1, R2, R3]&gt;&gt;,</text:p>
              <text:p/>
              <text:p><text:s text:c="4"/>// Fall-back, and use the stack</text:p>
              <text:p><text:s text:c="4"/>CCIfType&lt;[i32], CCAssignToStack&lt;4, 4&gt;&gt;</text:p>
              <text:p><text:s text:c="2"/>]&gt;;</text:p>
            </draw:text-box>
          </draw:frame>
          <draw:frame draw:style-name="gr13" draw:text-style-name="P7" draw:layer="layout" svg:width="9.601cm" svg:height="1.038cm" svg:x="16.802cm" svg:y="12.6cm">
            <draw:text-box>
              <text:p text:style-name="P7">LEGCallingConv.td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14">
        <office:forms form:automatic-focus="false" form:apply-design-mode="false"/>
        <draw:frame presentation:style-name="pr6" draw:layer="layout" svg:width="25.199cm" svg:height="3.625cm" svg:x="1.4cm" svg:y="0.778cm" presentation:class="title" presentation:user-transformed="true">
          <draw:text-box>
            <text:p>Calling convention lowering:<text:line-break/>The big picture</text:p>
          </draw:text-box>
        </draw:frame>
        <draw:frame draw:style-name="gr6" draw:text-style-name="P5" draw:layer="layout" svg:width="11.587cm" svg:height="15.2cm" svg:x="14.413cm" svg:y="5.4cm">
          <draw:image xlink:href="Pictures/10000201000001FA000002B2B8838643.png" xlink:type="simple" xlink:show="embed" xlink:actuate="onLoad">
            <text:p/>
          </draw:image>
        </draw:frame>
        <draw:frame draw:style-name="gr2" draw:layer="layout" svg:width="13.101cm" svg:height="3.5cm" svg:x="0.699cm" svg:y="7cm">
          <draw:text-box>
            <text:p>define i32 @foo(i32 <text:span text:style-name="T9">%a</text:span>, i32 <text:span text:style-name="T2">%b</text:span>) {</text:p>
            <text:p><text:span text:style-name="T7"><text:s text:c="4"/></text:span><text:span text:style-name="T12">%c</text:span><text:span text:style-name="T13"> = add nsw i32 </text:span><text:span text:style-name="T7">%a</text:span><text:span text:style-name="T13">, </text:span><text:span text:style-name="T14">%b</text:span></text:p>
            <text:p><text:s text:c="4"/>ret i32 <text:span text:style-name="T15">%c</text:span></text:p>
            <text:p>}</text:p>
          </draw:text-box>
        </draw:frame>
        <draw:custom-shape draw:style-name="gr14" draw:text-style-name="P5" draw:layer="layout" svg:width="3cm" svg:height="2.3cm" svg:x="19.5cm" svg:y="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5" draw:layer="layout" svg:width="3cm" svg:height="2.3cm" svg:x="23cm" svg:y="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5" draw:layer="layout" svg:width="3cm" svg:height="2.212cm" svg:x="14.1cm" svg:y="10.6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8" draw:layer="layout" svg:width="1.2cm" svg:height="1.038cm" svg:x="20.6cm" svg:y="4.3cm">
          <draw:text-box>
            <text:p><text:span text:style-name="T9">a</text:span></text:p>
          </draw:text-box>
        </draw:frame>
        <draw:frame draw:style-name="gr11" draw:text-style-name="P9" draw:layer="layout" svg:width="1.2cm" svg:height="1.038cm" svg:x="24.1cm" svg:y="4.312cm">
          <draw:text-box>
            <text:p><text:span text:style-name="T16">b</text:span></text:p>
          </draw:text-box>
        </draw:frame>
        <draw:frame draw:style-name="gr11" draw:text-style-name="P10" draw:layer="layout" svg:width="1.2cm" svg:height="1.038cm" svg:x="15.2cm" svg:y="9.8cm">
          <draw:text-box>
            <text:p><text:span text:style-name="T15">c</text:span></text:p>
          </draw:text-box>
        </draw:frame>
        <draw:frame presentation:style-name="pr4" draw:layer="layout" svg:width="15.199cm" svg:height="5.6cm" svg:x="0.601cm" svg:y="12.2cm" presentation:class="outline" presentation:user-transformed="true">
          <draw:text-box>
            <text:list text:style-name="L2">
              <text:list-item>
                <text:p>Two target hooks:</text:p>
                <text:list>
                  <text:list-item>
                    <text:p>LowerFormalArguments()</text:p>
                  </text:list-item>
                  <text:list-item>
                    <text:p>LowerReturn()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14">
        <office:forms form:automatic-focus="false" form:apply-design-mode="false"/>
        <draw:frame presentation:style-name="pr6" draw:layer="layout" svg:width="25.199cm" svg:height="3.625cm" svg:x="1.4cm" svg:y="0.778cm" presentation:class="title" presentation:user-transformed="true">
          <draw:text-box>
            <text:p>Calling convention lowering:<text:line-break/>The big picture</text:p>
          </draw:text-box>
        </draw:frame>
        <draw:frame draw:style-name="gr6" draw:text-style-name="P5" draw:layer="layout" svg:width="11.587cm" svg:height="15.2cm" svg:x="14.413cm" svg:y="5.4cm">
          <draw:image xlink:href="Pictures/10000201000001FA000002B2B8838643.png" xlink:type="simple" xlink:show="embed" xlink:actuate="onLoad">
            <text:p/>
          </draw:image>
        </draw:frame>
        <draw:custom-shape draw:style-name="gr14" draw:text-style-name="P5" draw:layer="layout" svg:width="3cm" svg:height="2.3cm" svg:x="19.5cm" svg:y="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5" draw:layer="layout" svg:width="3cm" svg:height="2.3cm" svg:x="23cm" svg:y="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5" draw:layer="layout" svg:width="3cm" svg:height="2.212cm" svg:x="14.1cm" svg:y="10.6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8" draw:layer="layout" svg:width="1.2cm" svg:height="1.038cm" svg:x="20.6cm" svg:y="4.3cm">
          <draw:text-box>
            <text:p><text:span text:style-name="T9">a</text:span></text:p>
          </draw:text-box>
        </draw:frame>
        <draw:frame draw:style-name="gr11" draw:text-style-name="P9" draw:layer="layout" svg:width="1.2cm" svg:height="1.038cm" svg:x="24.1cm" svg:y="4.312cm">
          <draw:text-box>
            <text:p><text:span text:style-name="T16">b</text:span></text:p>
          </draw:text-box>
        </draw:frame>
        <draw:frame draw:style-name="gr11" draw:text-style-name="P10" draw:layer="layout" svg:width="1.2cm" svg:height="1.038cm" svg:x="15.2cm" svg:y="9.8cm">
          <draw:text-box>
            <text:p><text:span text:style-name="T15">c</text:span></text:p>
          </draw:text-box>
        </draw:frame>
        <draw:custom-shape draw:style-name="gr17" draw:text-style-name="P5" draw:layer="layout" svg:width="8.929cm" svg:height="6.6cm" draw:transform="skewX (0.174532925199433) translate (18.335cm 4.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5" draw:layer="layout" svg:width="6.468cm" svg:height="6.3cm" draw:transform="skewX (-0.26162485487395) translate (12.797cm 10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5" draw:layer="layout" svg:x1="9.6cm" svg:y1="13.2cm" svg:x2="13.6cm" svg:y2="12.6cm">
          <text:p/>
        </draw:line>
        <draw:line draw:style-name="gr18" draw:text-style-name="P5" draw:layer="layout" svg:x1="13.3cm" svg:y1="7.8cm" svg:x2="17.7cm" svg:y2="8cm">
          <text:p/>
        </draw:line>
        <draw:frame presentation:style-name="pr4" draw:layer="layout" svg:width="16.199cm" svg:height="15.026cm" svg:x="0.701cm" svg:y="5.274cm" presentation:class="outline" presentation:user-transformed="true">
          <draw:text-box>
            <text:p>LowerFormalArguments()</text:p>
            <text:list text:style-name="L2">
              <text:list-item>
                <text:p>Lowers incoming arguments into the DAG</text:p>
              </text:list-item>
            </text:list>
            <text:p/>
            <text:p>LowerReturn()</text:p>
            <text:list text:continue-numbering="true" text:style-name="L2">
              <text:list-item>
                <text:p text:style-name="P11">Lowers outgoing</text:p>
              </text:list-item>
            </text:list>
            <text:p text:style-name="P11"><text:s text:c="3"/>return values into</text:p>
            <text:p text:style-name="P11"><text:s text:c="3"/>the DAG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625cm" svg:x="1.4cm" svg:y="0.778cm" presentation:class="title">
          <draw:text-box>
            <text:p>Calling convention lowering: LowerFormalArguments()</text:p>
          </draw:text-box>
        </draw:frame>
        <draw:frame presentation:style-name="pr4" draw:text-style-name="P4" draw:layer="layout" svg:width="25.8cm" svg:height="9.086cm" svg:x="1.4cm" svg:y="4.914cm" presentation:class="outline" presentation:user-transformed="true">
          <draw:text-box>
            <text:list text:style-name="L2">
              <text:list-item>
                <text:p><text:span text:style-name="T4">Assigns locations to arguments, according to the TableGen-defined calling convention</text:span></text:p>
              </text:list-item>
              <text:list-item>
                <text:p><text:span text:style-name="T4">Creates DAG nodes for each location:</text:span></text:p>
                <text:list>
                  <text:list-item>
                    <text:p><text:span text:style-name="T17">Registers: CopyFromReg nodes</text:span></text:p>
                  </text:list-item>
                  <text:list-item>
                    <text:p><text:span text:style-name="T17">Stack: frame indices and stack loads</text:span></text:p>
                  </text:list-item>
                </text:list>
              </text:list-item>
            </text:list>
          </draw:text-box>
        </draw:frame>
        <draw:g>
          <draw:frame draw:style-name="gr19" draw:layer="layout" svg:width="23.6cm" svg:height="6.397cm" svg:x="2cm" svg:y="13.324cm">
            <draw:text-box>
              <text:p><text:span text:style-name="T18">// LEGTargetLowering::LowerFormalArguments()</text:span></text:p>
              <text:p>SmallVector&lt;CCValAssign, 16&gt; ArgLocs;</text:p>
              <text:p>CCState CCInfo(CallConv, isVarArg, DAG.getMachineFunction(),</text:p>
              <text:p><text:s text:c="15"/>getTargetMachine(), ArgLocs,</text:p>
              <text:p><text:s text:c="15"/>*DAG.getContext());</text:p>
              <text:p>CCInfo.AnalyzeFormalArguments(Ins, <text:span text:style-name="T9">CC_LEG</text:span>);</text:p>
              <text:p>...</text:p>
              <text:p/>
            </draw:text-box>
          </draw:frame>
          <draw:frame draw:style-name="gr20" draw:text-style-name="P7" draw:layer="layout" svg:width="9.601cm" svg:height="1.038cm" svg:x="16.1cm" svg:y="18.8cm">
            <draw:text-box>
              <text:p text:style-name="P7">LEGISelLowering.cpp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625cm" svg:x="1.4cm" svg:y="0.778cm" presentation:class="title">
          <draw:text-box>
            <text:p>Calling convention lowering: LowerReturn()</text:p>
          </draw:text-box>
        </draw:frame>
        <draw:frame presentation:style-name="pr4" draw:text-style-name="P4" draw:layer="layout" svg:width="25.199cm" svg:height="13.086cm" svg:x="1.4cm" svg:y="4.914cm" presentation:class="outline" presentation:user-transformed="true">
          <draw:text-box>
            <text:list text:style-name="L2">
              <text:list-item>
                <text:p><text:span text:style-name="T4">Similar to LowerFormalArguments(), but the other way around.</text:span></text:p>
              </text:list-item>
              <text:list-item>
                <text:p><text:span text:style-name="T4">Define another, 'RetCC_LEG', TableGen calling convention.</text:span></text:p>
              </text:list-item>
              <text:list-item>
                <text:p><text:span text:style-name="T4">Call 'AnalyzeReturn()' with it.</text:span></text:p>
              </text:list-item>
              <text:list-item>
                <text:p><text:span text:style-name="T4">Walk the return value locations and issue DAG nodes.</text:span></text:p>
              </text:list-item>
              <text:list-item>
                <text:p><text:span text:style-name="T4">Return LEGISD::RET instruction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625cm" svg:x="1.4cm" svg:y="0.778cm" presentation:class="title">
          <draw:text-box>
            <text:p>Calling convention lowering: LowerCall()</text:p>
          </draw:text-box>
        </draw:frame>
        <draw:frame presentation:style-name="pr4" draw:layer="layout" svg:width="25.199cm" svg:height="14.286cm" svg:x="1.4cm" svg:y="4.914cm" presentation:class="outline" presentation:user-transformed="true">
          <draw:text-box>
            <text:list text:style-name="L2">
              <text:list-item>
                <text:p>Hybrid of LowerFormalArguments() and LowerReturn()</text:p>
              </text:list-item>
              <text:list-item>
                <text:p>Not explicitly covered her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625cm" svg:x="1.4cm" svg:y="0.778cm" presentation:class="title">
          <draw:text-box>
            <text:p>Describing instructions:<text:line-break/>Overview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Let's start with a simple instruction: ADDrr</text:p>
              </text:list-item>
              <text:list-item>
                <text:p>Define it in lib/Target/LEG/LEGInstrInfo.td</text:p>
              </text:list-item>
              <text:list-item>
                <text:p>What we need to specify:</text:p>
                <text:list>
                  <text:list-item>
                    <text:p>Operands</text:p>
                  </text:list-item>
                  <text:list-item>
                    <text:p>Assembly string</text:p>
                  </text:list-item>
                  <text:list-item>
                    <text:p>Instruction patter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625cm" svg:x="1.4cm" svg:y="0.778cm" presentation:class="title">
          <draw:text-box>
            <text:p>Describing instructions:<text:line-break/>Operand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List of definitions or outputs ('outs')</text:p>
              </text:list-item>
              <text:list-item>
                <text:p>List of uses or inputs ('ins')</text:p>
              </text:list-item>
              <text:list-item>
                <text:p>Operand class:</text:p>
                <text:list>
                  <text:list-item>
                    <text:p>Register class (e.g. GRRegs)</text:p>
                  </text:list-item>
                  <text:list-item>
                    <text:p>Immediate (e.g. i32imm)</text:p>
                  </text:list-item>
                  <text:list-item>
                    <text:p>More complex operands (e.g. reg + imm for load/store)</text:p>
                  </text:list-item>
                </text:list>
              </text:list-item>
            </text:list>
          </draw:text-box>
        </draw:frame>
        <draw:g>
          <draw:frame draw:style-name="gr7" draw:layer="layout" svg:width="24cm" svg:height="4.186cm" svg:x="1.9cm" svg:y="14.6cm">
            <draw:text-box>
              <text:p>def ADDrr : InstLEG&lt;<text:span text:style-name="T7">(outs GRRegs:$dst),</text:span></text:p>
              <text:p><text:span text:style-name="T7"><text:s text:c="20"/></text:span><text:span text:style-name="T7">(ins GRRegs:$src1, GRRegs:$src2)</text:span>,</text:p>
              <text:p><text:s text:c="20"/>"add $dst, $src1, $src2",</text:p>
              <text:p><text:s text:c="20"/>[(set i32:$dst, (add i32:$src1, i32:$src2))]&gt;;</text:p>
            </draw:text-box>
          </draw:frame>
          <draw:frame draw:style-name="gr11" draw:layer="layout" svg:width="9.601cm" svg:height="1.038cm" svg:x="16.302cm" svg:y="17.8cm">
            <draw:text-box>
              <text:p text:style-name="P7">LEGInstrInfo.td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625cm" svg:x="1.4cm" svg:y="0.778cm" presentation:class="title">
          <draw:text-box>
            <text:p>Describing instructions:<text:line-break/>Selection Pattern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Matches nodes in the SelectionDAG</text:p>
                <text:list>
                  <text:list-item>
                    <text:p>Nodes get turned into MachineInstrs during ISel</text:p>
                  </text:list-item>
                  <text:list-item>
                    <text:p>If pattern is omitted, selection needs to be done in C++</text:p>
                  </text:list-item>
                </text:list>
              </text:list-item>
              <text:list-item>
                <text:p>Syntax:</text:p>
                <text:list>
                  <text:list-item>
                    <text:p>One pair of parenthesis defines one node</text:p>
                  </text:list-item>
                  <text:list-item>
                    <text:p>Nodes have DAG operands, with 'MVT' type (e.g. i32)</text:p>
                  </text:list-item>
                  <text:list-item>
                    <text:p>Map DAG operands to MI operands</text:p>
                  </text:list-item>
                </text:list>
              </text:list-item>
            </text:list>
          </draw:text-box>
        </draw:frame>
        <draw:g>
          <draw:frame draw:style-name="gr7" draw:text-style-name="P12" draw:layer="layout" svg:width="24cm" svg:height="4.186cm" svg:x="1.9cm" svg:y="15.1cm">
            <draw:text-box>
              <text:p><text:span text:style-name="T18">def ADDrr : InstLEG&lt;</text:span><text:span text:style-name="T19">(outs GRRegs:$dst),</text:span></text:p>
              <text:p><text:span text:style-name="T19"><text:s text:c="20"/></text:span><text:span text:style-name="T19">(ins GRRegs:$src1, GRRegs:$src2)</text:span><text:span text:style-name="T18">,</text:span></text:p>
              <text:p><text:span text:style-name="T18"><text:s text:c="20"/></text:span><text:span text:style-name="T18">"add $dst, $src1, $src2",</text:span></text:p>
              <text:p><text:span text:style-name="T18"><text:s text:c="20"/></text:span><text:span text:style-name="T20">[(set i32:$dst, (add i32:$src1, i32:$src2))]</text:span><text:span text:style-name="T18">&gt;;</text:span></text:p>
            </draw:text-box>
          </draw:frame>
          <draw:frame draw:style-name="gr11" draw:layer="layout" svg:width="9.601cm" svg:height="1.038cm" svg:x="16.302cm" svg:y="18.3cm">
            <draw:text-box>
              <text:p text:style-name="P7">LEGInstrInfo.td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625cm" svg:x="1.4cm" svg:y="0.778cm" presentation:class="title">
          <draw:text-box>
            <text:p>Describing instructions:<text:line-break/>Result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his is what we get after defining the pattern:</text:p>
              </text:list-item>
              <text:list-item>
                <text:p>Assembly was generated by the instruction printer</text:p>
                <text:list>
                  <text:list-item>
                    <text:p>More on this later</text:p>
                  </text:list-item>
                </text:list>
              </text:list-item>
            </text:list>
          </draw:text-box>
        </draw:frame>
        <draw:frame draw:style-name="gr21" draw:text-style-name="P12" draw:layer="layout" svg:width="24cm" svg:height="2.4cm" svg:x="1.8cm" svg:y="10.1cm">
          <draw:text-box>
            <text:p><text:span text:style-name="T18"># BB#0: <text:s text:c="32"/># %entry</text:span></text:p>
            <text:p><text:span text:style-name="T18"><text:tab/></text:span><text:span text:style-name="T18">add r0, r0, r1</text:span></text:p>
          </draw:text-box>
        </draw:frame>
        <draw:g>
          <draw:frame draw:style-name="gr7" draw:text-style-name="P12" draw:layer="layout" svg:width="24cm" svg:height="4.186cm" svg:x="1.9cm" svg:y="13.5cm">
            <draw:text-box>
              <text:p><text:span text:style-name="T18">def ADDrr : InstLEG&lt;</text:span><text:span text:style-name="T19">(outs GRRegs:$dst),</text:span></text:p>
              <text:p><text:span text:style-name="T19"><text:s text:c="20"/></text:span><text:span text:style-name="T19">(ins GRRegs:$src1, GRRegs:$src2)</text:span><text:span text:style-name="T18">,</text:span></text:p>
              <text:p><text:span text:style-name="T21"><text:s text:c="20"/></text:span><text:span text:style-name="T20">"add $dst, $src1, $src2"</text:span><text:span text:style-name="T18">,</text:span></text:p>
              <text:p><text:span text:style-name="T18"><text:s text:c="20"/></text:span><text:span text:style-name="T19">[(set i32:$dst, (add i32:$src1, i32:$src2))]</text:span><text:span text:style-name="T18">&gt;;</text:span></text:p>
            </draw:text-box>
          </draw:frame>
          <draw:frame draw:style-name="gr11" draw:layer="layout" svg:width="9.601cm" svg:height="1.038cm" svg:x="16.303cm" svg:y="16.7cm">
            <draw:text-box>
              <text:p text:style-name="P7">LEGInstrInfo.td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onstant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ompiling this IR produces the following error:</text:p>
                <text:p/>
                <text:p/>
                <text:p/>
                <text:p/>
              </text:list-item>
              <text:list-item>
                <text:p>Specify how to generate ('materialize') constants</text:p>
              </text:list-item>
              <text:list-item>
                <text:p>For example, with a 'move' instruction</text:p>
                <text:list>
                  <text:list-item>
                    <text:p>E.g. MOVW on ARM for 16-bit constants</text:p>
                  </text:list-item>
                </text:list>
                <text:p/>
                <text:p/>
                <text:p/>
              </text:list-item>
            </text:list>
          </draw:text-box>
        </draw:frame>
        <draw:frame draw:style-name="gr22" draw:text-style-name="P12" draw:layer="layout" svg:width="23.8cm" svg:height="1.6cm" svg:x="2cm" svg:y="6.6cm">
          <draw:text-box>
            <text:p><text:span text:style-name="T18">%2 = add nsw i32 %1, 2</text:span></text:p>
          </draw:text-box>
        </draw:frame>
        <draw:frame draw:style-name="gr21" draw:text-style-name="P12" draw:layer="layout" svg:width="23.8cm" svg:height="2.712cm" svg:x="2cm" svg:y="9.2cm">
          <draw:text-box>
            <text:p><text:span text:style-name="T18">LLVM ERROR: Cannot select: 0x29d4350: i32 = Constant&lt;2&gt; [ID=2]</text:span></text:p>
            <text:p><text:span text:style-name="T18">In function: mai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onstant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Let's define this move instruction:</text:p>
                <text:p/>
                <text:p/>
                <text:p/>
              </text:list-item>
              <text:list-item>
                <text:p>The previous example translates to:</text:p>
              </text:list-item>
            </text:list>
          </draw:text-box>
        </draw:frame>
        <draw:frame draw:style-name="gr21" draw:text-style-name="P12" draw:layer="layout" svg:width="24cm" svg:height="2.4cm" svg:x="2.2cm" svg:y="13cm">
          <draw:text-box>
            <text:p><text:span text:style-name="T18">movw r1, #2</text:span></text:p>
            <text:p><text:span text:style-name="T18">add r0, r0, r1</text:span></text:p>
          </draw:text-box>
        </draw:frame>
        <draw:g>
          <draw:frame draw:style-name="gr23" draw:text-style-name="P12" draw:layer="layout" svg:width="24cm" svg:height="4.923cm" svg:x="2.2cm" svg:y="6.289cm">
            <draw:text-box>
              <text:p><text:span text:style-name="T18">def MOVWi16 : InstLEG&lt;(outs GRRegs:$dst),</text:span></text:p>
              <text:p><text:span text:style-name="T18"><text:s text:c="22"/></text:span><text:span text:style-name="T18">(ins i32imm:$src),</text:span></text:p>
              <text:p><text:span text:style-name="T18"><text:s text:c="22"/></text:span><text:span text:style-name="T18">"movw $dst, $src",</text:span></text:p>
              <text:p><text:span text:style-name="T18"><text:s text:c="22"/></text:span><text:span text:style-name="T18">[(set i32:$dst, i32imm:$src)]&gt; {</text:span></text:p>
              <text:p><text:span text:style-name="T18"><text:s text:c="2"/></text:span><text:span text:style-name="T18">let isMoveImm = 1;</text:span></text:p>
              <text:p><text:span text:style-name="T18">}</text:span></text:p>
            </draw:text-box>
          </draw:frame>
          <draw:frame draw:style-name="gr11" draw:layer="layout" svg:width="9.601cm" svg:height="1.038cm" svg:x="16.65cm" svg:y="10.269cm">
            <draw:text-box>
              <text:p text:style-name="P7">LEGInstrInfo.td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onstant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What if instructions take immediates?</text:p>
                <text:p/>
                <text:p/>
                <text:p/>
                <text:p/>
              </text:list-item>
              <text:list-item>
                <text:p>The same example now compiles to:</text:p>
                <text:p/>
                <text:p/>
                <text:p/>
              </text:list-item>
            </text:list>
          </draw:text-box>
        </draw:frame>
        <draw:frame draw:style-name="gr22" draw:text-style-name="P12" draw:layer="layout" svg:width="24cm" svg:height="1.6cm" svg:x="1.9cm" svg:y="15cm">
          <draw:text-box>
            <text:p><text:span text:style-name="T18">add</text:span><text:span text:style-name="T18"><text:tab/></text:span><text:span text:style-name="T18"> r0, r0, #2</text:span></text:p>
          </draw:text-box>
        </draw:frame>
        <draw:g>
          <draw:frame draw:style-name="gr24" draw:text-style-name="P12" draw:layer="layout" svg:width="24cm" svg:height="7.134cm" svg:x="1.9cm" svg:y="6.4cm">
            <draw:text-box>
              <text:p><text:span text:style-name="T18">def </text:span><text:span text:style-name="T22">LEGimm8</text:span><text:span text:style-name="T18"> : Operand&lt;i32&gt;, ImmLeaf&lt;i32, [{</text:span></text:p>
              <text:p><text:span text:style-name="T18"><text:s text:c="2"/></text:span><text:span text:style-name="T18">return Imm &gt;= 0 &amp;&amp; Imm &lt; 256;</text:span></text:p>
              <text:p><text:span text:style-name="T18">}]&gt;;</text:span></text:p>
              <text:p><text:span text:style-name="T18"/></text:p>
              <text:p><text:span text:style-name="T18">def ADDri : InstLEG&lt;(outs GRRegs:$dst),</text:span></text:p>
              <text:p><text:span text:style-name="T18"><text:s text:c="20"/></text:span><text:span text:style-name="T18">(ins GRRegs:$src1, </text:span><text:span text:style-name="T22">i32imm</text:span><text:span text:style-name="T18">:$src2),</text:span></text:p>
              <text:p><text:span text:style-name="T18"><text:s text:c="20"/></text:span><text:span text:style-name="T18">"add $dst, $src1, $src2",</text:span></text:p>
              <text:p><text:span text:style-name="T18"><text:s text:c="20"/></text:span><text:span text:style-name="T18">[(set i32:$dst, (add i32:$src1, </text:span></text:p>
              <text:p><text:span text:style-name="T22"><text:s text:c="37"/></text:span><text:span text:style-name="T22">LEGimm8</text:span><text:span text:style-name="T18">:$src2))]&gt;;</text:span></text:p>
            </draw:text-box>
          </draw:frame>
          <draw:frame draw:style-name="gr11" draw:layer="layout" svg:width="9.601cm" svg:height="1.038cm" svg:x="16.4cm" svg:y="13.3cm">
            <draw:text-box>
              <text:p text:style-name="P7">LEGInstrInfo.td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Matching multiple DAG nod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AG nodes can be nested inside selection patterns</text:p>
                <text:list>
                  <text:list-item>
                    <text:p>The output of one node is the input of another</text:p>
                  </text:list-item>
                </text:list>
              </text:list-item>
              <text:list-item>
                <text:p>Allows operations to be combined</text:p>
                <text:list>
                  <text:list-item>
                    <text:p>Reduces the number of generated instructions</text:p>
                  </text:list-item>
                  <text:list-item>
                    <text:p>Possibly improves performance or power consumption</text:p>
                  </text:list-item>
                </text:list>
              </text:list-item>
              <text:list-item>
                <text:p>Example: multiply and add instruction</text:p>
              </text:list-item>
            </text:list>
          </draw:text-box>
        </draw:frame>
        <draw:frame draw:style-name="gr25" draw:text-style-name="P12" draw:layer="layout" svg:width="24cm" svg:height="5.66cm" svg:x="2.2cm" svg:y="14.1cm">
          <draw:text-box>
            <text:p><text:span text:style-name="T18">def MLA : InstLEG&lt;(outs GRRegs:$dst),</text:span></text:p>
            <text:p><text:span text:style-name="T18"><text:s text:c="18"/></text:span><text:span text:style-name="T18">(ins GRRegs:$src1, GRRegs:$src2, GRRegs:$src3),</text:span></text:p>
            <text:p><text:span text:style-name="T18"><text:s text:c="18"/></text:span><text:span text:style-name="T18">"mla $dst, $src1, $src2, $src3",</text:span></text:p>
            <text:p><text:span text:style-name="T18"><text:s text:c="18"/></text:span><text:span text:style-name="T18">[(set i32:$dst, (add (mul i32:$src1, i32:$src2),</text:span></text:p>
            <text:p><text:span text:style-name="T18"><text:s text:c="39"/></text:span><text:span text:style-name="T18">i32:$src3))]&gt;;</text:span></text:p>
          </draw:text-box>
        </draw:frame>
        <draw:frame draw:style-name="gr11" draw:layer="layout" svg:width="9.601cm" svg:height="1.038cm" svg:x="16.799cm" svg:y="18.162cm">
          <draw:text-box>
            <text:p text:style-name="P7">LEGInstrInfo.td</text:p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Matching multiple DAG nodes</text:p>
          </draw:text-box>
        </draw:frame>
        <draw:frame draw:style-name="gr6" draw:text-style-name="P5" draw:layer="layout" svg:width="22.357cm" svg:height="16.213cm" svg:x="3.743cm" svg:y="3.8cm">
          <draw:image xlink:href="Pictures/10000201000004D900000384C6143846.png" xlink:type="simple" xlink:show="embed" xlink:actuate="onLoad">
            <text:p/>
          </draw:image>
        </draw:frame>
        <draw:frame draw:style-name="gr26" draw:text-style-name="P12" draw:layer="layout" svg:width="5.699cm" svg:height="2.712cm" svg:x="0.8cm" svg:y="11.6cm">
          <draw:text-box>
            <text:p><text:span text:style-name="T18">mul r0, r0, r1</text:span></text:p>
            <text:p><text:span text:style-name="T18">add</text:span><text:span text:style-name="T18"><text:tab/></text:span><text:span text:style-name="T18">r0, r0, r2</text:span></text:p>
          </draw:text-box>
        </draw:frame>
        <draw:frame draw:style-name="gr27" draw:text-style-name="P12" draw:layer="layout" svg:width="7.299cm" svg:height="1.975cm" svg:x="2.301cm" svg:y="16.501cm">
          <draw:text-box>
            <text:p><text:span text:style-name="T18">mla</text:span><text:span text:style-name="T18"><text:tab/></text:span><text:span text:style-name="T18"> r0, r0, r1, r2</text:span></text:p>
          </draw:text-box>
        </draw:frame>
        <draw:frame presentation:style-name="pr10" draw:text-style-name="P6" draw:layer="layout" svg:width="5.8cm" svg:height="1.2cm" svg:x="1cm" svg:y="10.6cm">
          <draw:text-box>
            <text:p text:style-name="P5"><text:span text:style-name="T8">MachineDAG</text:span></text:p>
          </draw:text-box>
        </draw:frame>
        <draw:frame presentation:style-name="pr10" draw:text-style-name="P6" draw:layer="layout" svg:width="6.4cm" svg:height="1cm" svg:x="3.2cm" svg:y="15.4cm">
          <draw:text-box>
            <text:p text:style-name="P5"><text:span text:style-name="T8">MachineDAG</text:span></text:p>
          </draw:text-box>
        </draw:frame>
        <draw:frame presentation:style-name="pr10" draw:text-style-name="P6" draw:layer="layout" svg:width="8.2cm" svg:height="1.2cm" svg:x="19.2cm" svg:y="11.2cm">
          <draw:text-box>
            <text:p text:style-name="P5"><text:span text:style-name="T8">SelectionDAG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Frame lower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Hooks invoked when values are stored on the stack</text:p>
                <text:list>
                  <text:list-item>
                    <text:p>In debug builds (-O0), but not only</text:p>
                  </text:list-item>
                </text:list>
              </text:list-item>
              <text:list-item>
                <text:p>Adjust the stack at the beginning ('prologue') and end ('epilogue') of functions</text:p>
                <text:list>
                  <text:list-item>
                    <text:p>LEGFrameLowering::emitPrologue()</text:p>
                  </text:list-item>
                  <text:list-item>
                    <text:p>LEGFrameLowering::emitEpilogue()</text:p>
                  </text:list-item>
                </text:list>
              </text:list-item>
              <text:list-item>
                <text:p>Usually by increasing or decreasing the stack pointer</text:p>
              </text:list-item>
              <text:list-item>
                <text:p>May need to align the stack pointer too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Frame lower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Example that uses the stack:</text:p>
                <text:p/>
                <text:p/>
                <text:p/>
              </text:list-item>
              <text:list-item>
                <text:p>Output when compiled with <text:s/>-O2:</text:p>
              </text:list-item>
            </text:list>
          </draw:text-box>
        </draw:frame>
        <draw:frame draw:style-name="gr28" draw:text-style-name="P12" draw:layer="layout" svg:width="24cm" svg:height="3.6cm" svg:x="1.9cm" svg:y="6.8cm">
          <draw:text-box>
            <text:p><text:span text:style-name="T18"><text:s text:c="4"/></text:span><text:span text:style-name="T18">%p = alloca i32, align 4</text:span></text:p>
            <text:p><text:span text:style-name="T18"><text:s text:c="4"/></text:span><text:span text:style-name="T18">store i32 2, i32* %p</text:span></text:p>
            <text:p><text:span text:style-name="T18"><text:s text:c="4"/></text:span><text:span text:style-name="T18">%b = load i32* %p, align 4</text:span></text:p>
            <text:p><text:span text:style-name="T18"><text:s text:c="4"/></text:span><text:span text:style-name="T18">%c = add nsw i32 %a, %b</text:span></text:p>
          </draw:text-box>
        </draw:frame>
        <draw:frame draw:style-name="gr25" draw:text-style-name="P12" draw:layer="layout" svg:width="24cm" svg:height="4.186cm" svg:x="1.9cm" svg:y="13.174cm">
          <draw:text-box>
            <text:p><text:span text:style-name="T18"><text:tab/></text:span><text:span text:style-name="T18">sub sp, sp, #4 <text:s text:c="5"/>; prologue</text:span></text:p>
            <text:p><text:span text:style-name="T18"><text:tab/></text:span><text:span text:style-name="T18">movw r1, #2</text:span></text:p>
            <text:p><text:span text:style-name="T18"><text:tab/></text:span><text:span text:style-name="T18">str r1, [sp]</text:span></text:p>
            <text:p><text:span text:style-name="T18"><text:tab/></text:span><text:span text:style-name="T18">add r0, r0, #2</text:span></text:p>
            <text:p><text:span text:style-name="T18"><text:tab/></text:span><text:span text:style-name="T18">add sp, sp, #4 <text:s text:c="5"/>; epilogu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Frame lower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hen compiling with <text:s/>-O0, hooks need to be defined</text:p>
              </text:list-item>
              <text:list-item>
                <text:p>Emit load/store instructions with frame indices</text:p>
              </text:list-item>
              <text:list-item>
                <text:p>Minimal implementation:</text:p>
                <text:p/>
                <text:p/>
                <text:p/>
              </text:list-item>
            </text:list>
          </draw:text-box>
        </draw:frame>
        <draw:g>
          <draw:frame draw:style-name="gr29" draw:text-style-name="P12" draw:layer="layout" svg:width="24cm" svg:height="9.345cm" svg:x="2cm" svg:y="9.8cm">
            <draw:text-box>
              <text:p><text:span text:style-name="T18">// LEGInstrInfo::storeRegToStackSlot()</text:span></text:p>
              <text:p><text:span text:style-name="T18">BuildMI(MBB, I, I-&gt;getDebugLoc(), get(LEG::STR))</text:span></text:p>
              <text:p><text:span text:style-name="T18"><text:s text:c="2"/></text:span><text:span text:style-name="T18">.addReg(SrcReg, getKillRegState(KillSrc))</text:span></text:p>
              <text:p><text:span text:style-name="T18"><text:s text:c="2"/></text:span><text:span text:style-name="T18">.addFrameIndex(FrameIndex).addImm(0);</text:span></text:p>
              <text:p><text:span text:style-name="T18"/></text:p>
              <text:p><text:span text:style-name="T18">// LEGInstrInfo::loadRegFromStackSlot()</text:span></text:p>
              <text:p><text:span text:style-name="T18">BuildMI(MBB, I, I-&gt;getDebugLoc(), get(LEG::LDR), DestReg)</text:span></text:p>
              <text:p><text:span text:style-name="T18"><text:s text:c="2"/></text:span><text:span text:style-name="T18">.addFrameIndex(FrameIndex).addImm(0);</text:span></text:p>
              <text:p><text:span text:style-name="T18"/></text:p>
              <text:p><text:span text:style-name="T18">// LEGInstrInfo::copyPhysReg()</text:span></text:p>
              <text:p><text:span text:style-name="T18">BuildMI(MBB, I, I-&gt;getDebugLoc(), get(LEG::MOVrr), DestReg)</text:span></text:p>
              <text:p><text:span text:style-name="T18"><text:s text:c="2"/></text:span><text:span text:style-name="T18">.addReg(SrcReg, getKillRegState(KillSrc));</text:span></text:p>
            </draw:text-box>
          </draw:frame>
          <draw:frame draw:style-name="gr30" draw:text-style-name="P7" draw:layer="layout" svg:width="9.601cm" svg:height="1.146cm" svg:x="16.503cm" svg:y="17.654cm">
            <draw:text-box>
              <text:p text:style-name="P7">LEGFrameLowering.cpp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Instruction printer</text:p>
          </draw:text-box>
        </draw:frame>
        <draw:frame presentation:style-name="pr4" draw:layer="layout" svg:width="25.199cm" svg:height="14.486cm" svg:x="1.4cm" svg:y="4.914cm" presentation:class="outline" presentation:user-transformed="true">
          <draw:text-box>
            <text:list text:style-name="L2">
              <text:list-item>
                <text:p>New classes:</text:p>
                <text:list>
                  <text:list-item>
                    <text:p>LEGAsmPrinter</text:p>
                  </text:list-item>
                  <text:list-item>
                    <text:p>LEGMCInstLower</text:p>
                  </text:list-item>
                  <text:list-item>
                    <text:p>An MCAsmStreamer (usually stock)</text:p>
                  </text:list-item>
                  <text:list-item>
                    <text:p>LEGInstPrinter</text:p>
                  </text:list-item>
                </text:list>
              </text:list-item>
              <text:list-item>
                <text:p>LEGAsmPrinter works as a gateway to the streamers</text:p>
              </text:list-item>
              <text:list-item>
                <text:p>This stages works with MCInsts, lowered from MachineInstrs by LEGMCInstLowe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Instruction printer</text:p>
          </draw:text-box>
        </draw:frame>
        <draw:frame presentation:style-name="pr4" draw:text-style-name="P13" draw:layer="layout" svg:width="25.199cm" svg:height="15.486cm" svg:x="1.4cm" svg:y="4.914cm" presentation:class="outline" presentation:user-transformed="true">
          <draw:text-box>
            <text:list text:style-name="L2">
              <text:list-item>
                <text:p><text:span text:style-name="T4">TableGen provides the 'AsmString' field:</text:span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</text:list-item>
              <text:list-item>
                <text:p><text:span text:style-name="T4">LEGInstPrinter::printOperand will be called on each operand</text:span></text:p>
              </text:list-item>
            </text:list>
          </draw:text-box>
        </draw:frame>
        <draw:g>
          <draw:frame draw:style-name="gr31" draw:layer="layout" svg:width="23.6cm" svg:height="4.186cm" svg:x="2cm" svg:y="10.2cm">
            <draw:text-box>
              <text:p>def ADDrr : InstLEG&lt;(outs GRRegs:$dst),</text:p>
              <text:p><text:s text:c="20"/>(ins GRRegs:$src1, GRRegs:$src2),</text:p>
              <text:p><text:s text:c="20"/><text:span text:style-name="T9">“</text:span><text:span text:style-name="T9">add $dst, $src1, $src2”</text:span>&gt; {</text:p>
              <text:p><text:s text:c="2"/>… </text:p>
              <text:p>}</text:p>
            </draw:text-box>
          </draw:frame>
          <draw:frame draw:style-name="gr32" draw:text-style-name="P7" draw:layer="layout" svg:width="9.601cm" svg:height="1.038cm" svg:x="16cm" svg:y="12.918cm">
            <draw:text-box>
              <text:p text:style-name="P7">LEGInstrInfo.td</text:p>
            </draw:text-box>
          </draw:frame>
        </draw:g>
        <draw:g>
          <draw:frame draw:style-name="gr33" draw:layer="layout" svg:width="23.6cm" svg:height="3.449cm" svg:x="2cm" svg:y="6.509cm">
            <draw:text-box>
              <text:p>class InstLEG&lt; … , string asmstr&gt; : Instruction {</text:p>
              <text:p><text:s text:c="2"/>let AsmString = asmstr;</text:p>
              <text:p><text:s text:c="2"/>…</text:p>
              <text:p>}</text:p>
            </draw:text-box>
          </draw:frame>
          <draw:frame draw:style-name="gr34" draw:text-style-name="P7" draw:layer="layout" svg:width="9.601cm" svg:height="1.038cm" svg:x="16cm" svg:y="8.55cm">
            <draw:text-box>
              <text:p text:style-name="P7">LEGInstrFormats.td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Instruction printer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LEGInstPrinter::printOperand is given the stream to print to.</text:p>
              </text:list-item>
            </text:list>
          </draw:text-box>
        </draw:frame>
        <draw:g>
          <draw:frame draw:style-name="gr35" draw:text-style-name="P5" draw:layer="layout" svg:width="25.2cm" svg:height="11.556cm" svg:x="1.4cm" svg:y="7.929cm">
            <draw:text-box>
              <text:p>void LEGInstPrinter::printOperand(const MCInst *MI, unsigned No,</text:p>
              <text:p><text:s text:c="34"/>raw_ostream &amp;O) {</text:p>
              <text:p><text:s text:c="2"/>const MCOperand &amp;Op = MI-&gt;getOperand(No);</text:p>
              <text:p><text:s text:c="2"/>if (Op.isReg()) {</text:p>
              <text:p><text:s text:c="4"/>// TableGen generates this function for us from <text:s text:c="2"/></text:p>
              <text:p><text:s text:c="4"/>// LEGRegisterInfo.td</text:p>
              <text:p><text:s text:c="4"/>O &lt;&lt; getRegisterName(Op.getReg());</text:p>
              <text:p><text:s text:c="4"/>return;</text:p>
              <text:p><text:s text:c="2"/>}</text:p>
              <text:p><text:s text:c="2"/>if (Op.isImm()) {</text:p>
              <text:p><text:s text:c="4"/>O &lt;&lt; '#' &lt;&lt; Op.getImm();</text:p>
              <text:p><text:s text:c="4"/>return;</text:p>
              <text:p><text:s text:c="2"/>}</text:p>
              <text:p><text:s text:c="2"/>…</text:p>
              <text:p>}</text:p>
            </draw:text-box>
          </draw:frame>
          <draw:frame draw:style-name="gr36" draw:text-style-name="P7" draw:layer="layout" svg:width="9.601cm" svg:height="1.038cm" svg:x="17.099cm" svg:y="16.917cm">
            <draw:text-box>
              <text:p text:style-name="P7">LEGInstPrinter.cpp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Instruction printer</text:p>
          </draw:text-box>
        </draw:frame>
        <draw:frame presentation:style-name="pr4" draw:layer="layout" svg:width="25.199cm" svg:height="14.086cm" svg:x="1.4cm" svg:y="4.914cm" presentation:class="outline" presentation:user-transformed="true">
          <draw:text-box>
            <text:list text:style-name="L2">
              <text:list-header>
                <text:p/>
                <text:p/>
                <text:p/>
                <text:p/>
                <text:p/>
              </text:list-header>
              <text:list-item>
                <text:p>That's it!</text:p>
              </text:list-item>
              <text:list-item>
                <text:p>Directives &amp; labels handled for us</text:p>
                <text:list>
                  <text:list-item>
                    <text:p>Can emit target-specific syntax if we wish</text:p>
                  </text:list-item>
                </text:list>
              </text:list-item>
            </text:list>
          </draw:text-box>
        </draw:frame>
        <draw:frame draw:style-name="gr37" draw:text-style-name="P5" draw:layer="layout" svg:width="25.2cm" svg:height="8.608cm" svg:x="1.401cm" svg:y="4.43cm">
          <draw:text-box>
            <text:p><text:tab/>.text</text:p>
            <text:p><text:tab/>.file<text:tab/>"foo.ll"</text:p>
            <text:p><text:tab/>.globl<text:tab/>foo</text:p>
            <text:p><text:tab/>.type<text:tab/>foo,@function</text:p>
            <text:p>foo: <text:s text:c="35"/># @foo</text:p>
            <text:p># BB#0: <text:s text:c="32"/># %entry</text:p>
            <text:p><text:tab/>add r0, r0, r1</text:p>
            <text:p><text:tab/>bx lr</text:p>
            <text:p>.Ltmp0:</text:p>
            <text:p><text:tab/>.size<text:tab/>foo, .Ltmp0-foo</text:p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draw:frame presentation:style-name="pr6" draw:layer="layout" svg:width="25.199cm" svg:height="3.506cm" svg:x="1.4cm" svg:y="0.837cm" presentation:class="title">
          <draw:text-box>
            <text:p>Part 3</text:p>
          </draw:text-box>
        </draw:frame>
        <draw:frame presentation:style-name="pr7" draw:layer="layout" svg:width="25.199cm" svg:height="12.179cm" svg:x="1.4cm" svg:y="4.914cm" presentation:class="subtitle" presentation:user-transformed="true">
          <draw:text-box>
            <text:p>How-to for specific tasks</text:p>
          </draw:text-box>
        </draw:fram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Instruction encoding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 few new classes:</text:p>
                <text:list>
                  <text:list-item>
                    <text:p>LEGAsmBackend</text:p>
                  </text:list-item>
                  <text:list-item>
                    <text:p>LEGMCCodeEmitter</text:p>
                  </text:list-item>
                  <text:list-item>
                    <text:p>LEGObjectWriter</text:p>
                  </text:list-item>
                  <text:list-item>
                    <text:p>An MCObjectStreamer (again, stock)</text:p>
                  </text:list-item>
                </text:list>
              </text:list-item>
              <text:list-item>
                <text:p>You will also need your LEGAsmPrinte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Instruction encoding</text:p>
          </draw:text-box>
        </draw:frame>
        <draw:g>
          <draw:frame draw:style-name="gr7" draw:text-style-name="P12" draw:layer="layout" svg:width="24cm" svg:height="4.186cm" svg:x="1.901cm" svg:y="4.801cm">
            <draw:text-box>
              <text:p><text:span text:style-name="T18">def ADDrr : InstLEG&lt;</text:span><text:span text:style-name="T19">(outs GRRegs:$dst),</text:span></text:p>
              <text:p><text:span text:style-name="T19"><text:s text:c="20"/></text:span><text:span text:style-name="T19">(ins GRRegs:$src1, GRRegs:$src2)</text:span><text:span text:style-name="T18">,</text:span></text:p>
              <text:p><text:span text:style-name="T18"><text:s text:c="20"/></text:span><text:span text:style-name="T18">"add $dst, $src1, $src2",</text:span></text:p>
              <text:p><text:span text:style-name="T18"><text:s text:c="20"/></text:span><text:span text:style-name="T20">[(set i32:$dst, (add i32:$src1, i32:$src2))]</text:span><text:span text:style-name="T18">&gt;;</text:span></text:p>
            </draw:text-box>
          </draw:frame>
          <draw:frame draw:style-name="gr11" draw:layer="layout" svg:width="9.601cm" svg:height="1.038cm" svg:x="16.303cm" svg:y="8.001cm">
            <draw:text-box>
              <text:p text:style-name="P7">LEGInstrInfo.td</text:p>
            </draw:text-box>
          </draw:frame>
        </draw:g>
        <draw:frame presentation:style-name="pr4" draw:layer="layout" svg:width="25.199cm" svg:height="12.179cm" svg:x="1.401cm" svg:y="5.915cm" presentation:class="outline" presentation:user-transformed="true">
          <draw:text-box>
            <text:list text:style-name="L2">
              <text:list-header>
                <text:p/>
                <text:p/>
              </text:list-header>
              <text:list-item>
                <text:p>Example encoding:</text:p>
                <text:p/>
                <text:p/>
              </text:list-item>
              <text:list-item>
                <text:p>How can we achieve this?</text:p>
              </text:list-item>
            </text:list>
          </draw:text-box>
        </draw:frame>
        <draw:frame draw:style-name="standard" draw:layer="layout" svg:width="23.574cm" svg:height="3.469cm" svg:x="2.004cm" svg:y="11.033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6"/>
            <table:table-row table:style-name="ro1" table:default-cell-style-name="ce1">
              <table:table-cell>
                <text:p text:style-name="P5">31 … 28</text:p>
              </table:table-cell>
              <table:table-cell>
                <text:p text:style-name="P5">27 … 25</text:p>
              </table:table-cell>
              <table:table-cell table:style-name="ce2">
                <text:p>24 …21</text:p>
              </table:table-cell>
              <table:table-cell>
                <text:p text:style-name="P5">20</text:p>
              </table:table-cell>
              <table:table-cell>
                <text:p text:style-name="P5">19 … 16</text:p>
              </table:table-cell>
              <table:table-cell>
                <text:p text:style-name="P5">15 … 12</text:p>
              </table:table-cell>
              <table:table-cell>
                <text:p text:style-name="P5">11 ... 4 </text:p>
              </table:table-cell>
              <table:table-cell>
                <text:p text:style-name="P5">3 … 0</text:p>
              </table:table-cell>
            </table:table-row>
            <table:table-row table:style-name="ro1" table:default-cell-style-name="ce3">
              <table:table-cell>
                <text:p text:style-name="P5">1110</text:p>
              </table:table-cell>
              <table:table-cell>
                <text:p text:style-name="P5">000</text:p>
              </table:table-cell>
              <table:table-cell table:style-name="ce4">
                <text:p>opcode</text:p>
              </table:table-cell>
              <table:table-cell>
                <text:p text:style-name="P5">0</text:p>
              </table:table-cell>
              <table:table-cell>
                <text:p text:style-name="P5">src1</text:p>
              </table:table-cell>
              <table:table-cell>
                <text:p text:style-name="P5">dst</text:p>
              </table:table-cell>
              <table:table-cell>
                <text:p text:style-name="P5">00000000</text:p>
              </table:table-cell>
              <table:table-cell>
                <text:p text:style-name="P5">src2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Instruction encoding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ableGen recognises the 'Inst' field:</text:p>
                <text:p/>
                <text:p/>
              </text:list-item>
              <text:list-item>
                <text:p>Used to define the binary encoding of each instruction in TableGen:</text:p>
              </text:list-item>
            </text:list>
          </draw:text-box>
        </draw:frame>
        <draw:g>
          <draw:frame draw:style-name="gr38" draw:layer="layout" svg:width="23.6cm" svg:height="3.449cm" svg:x="2cm" svg:y="6.309cm">
            <draw:text-box>
              <text:p>class InstLEG&lt; ... &gt; : Instruction {</text:p>
              <text:p><text:s text:c="2"/>field bits&lt;32&gt; Inst;</text:p>
              <text:p><text:s text:c="2"/>...</text:p>
              <text:p>}</text:p>
            </draw:text-box>
          </draw:frame>
          <draw:frame draw:style-name="gr39" draw:text-style-name="P7" draw:layer="layout" svg:width="9.601cm" svg:height="1.038cm" svg:x="16cm" svg:y="8.258cm">
            <draw:text-box>
              <text:p text:style-name="P7">LEGInstrFormats.td</text:p>
            </draw:text-box>
          </draw:frame>
        </draw:g>
        <draw:g>
          <draw:frame draw:style-name="gr40" draw:layer="layout" svg:width="23.6cm" svg:height="5cm" svg:x="2cm" svg:y="12.8cm">
            <draw:text-box>
              <text:p>def ADDrr : InstLEG&lt; ... &gt; {</text:p>
              <text:p><text:s text:c="2"/>let Inst{31-25} = 0b110000;</text:p>
              <text:p><text:s text:c="2"/>let Inst{24-21} = 0b1100; <text:s text:c="5"/>// Opcode</text:p>
              <text:p><text:s text:c="2"/>let Inst{20} <text:s text:c="3"/>= 0b0;</text:p>
              <text:p><text:s text:c="2"/>let Inst{11-4} <text:s/>= 0b00000000;</text:p>
              <text:p>}</text:p>
            </draw:text-box>
          </draw:frame>
          <draw:frame draw:style-name="gr41" draw:text-style-name="P7" draw:layer="layout" svg:width="9.601cm" svg:height="1.505cm" svg:x="16.001cm" svg:y="16.709cm">
            <draw:text-box>
              <text:p text:style-name="P7">LEGInstrInfo.td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Instruction encoding</text:p>
          </draw:text-box>
        </draw:frame>
        <draw:frame presentation:style-name="pr4" draw:text-style-name="P4" draw:layer="layout" svg:width="25.199cm" svg:height="14.886cm" svg:x="1.4cm" svg:y="4.914cm" presentation:class="outline" presentation:user-transformed="true">
          <draw:text-box>
            <text:list text:style-name="L2">
              <text:list-item>
                <text:p><text:span text:style-name="T4">For operand-based encoding, need bit fields with the same names as the operands:</text:span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  <text:p><text:span text:style-name="T23"/></text:p>
              </text:list-item>
              <text:list-item>
                <text:p><text:span text:style-name="T23">LEGMCCodeEmitter::getMachineOpValue() will be called on each operand</text:span></text:p>
              </text:list-item>
            </text:list>
          </draw:text-box>
        </draw:frame>
        <draw:frame draw:style-name="gr42" draw:layer="layout" svg:width="23.6cm" svg:height="8.608cm" svg:x="2.2cm" svg:y="7.599cm">
          <draw:text-box>
            <text:p>def ADDrr : InstLEG&lt;(outs GRRegs:$dst),</text:p>
            <text:p><text:s text:c="20"/>(ins GRRegs:$src1, GRRegs:$src2) ... &gt; {</text:p>
            <text:p><text:s text:c="2"/>bits&lt;4&gt; src1; bits&lt;4&gt; src2; bits&lt;4&gt; dst;</text:p>
            <text:p><text:s text:c="2"/>let Inst{31-25} = 0b110000;</text:p>
            <text:p><text:s text:c="2"/>let Inst{24-21} = 0b1100; <text:s text:c="5"/>// Opcode</text:p>
            <text:p><text:s text:c="2"/>let Inst{20} <text:s text:c="3"/>= 0b0;</text:p>
            <text:p><text:s text:c="2"/>let Inst{19-16} = src1; <text:s text:c="7"/>// Operand 1</text:p>
            <text:p><text:s text:c="2"/>let Inst{15-12} = dst; <text:s text:c="8"/>// Destination</text:p>
            <text:p><text:s text:c="2"/>let Inst{11-4} <text:s/>= 0b00000000;</text:p>
            <text:p><text:s text:c="2"/>let Inst{3-0} <text:s text:c="2"/>= src2; <text:s text:c="7"/>// Operand 2</text:p>
            <text:p>}</text:p>
          </draw:text-box>
        </draw:frame>
        <draw:frame draw:style-name="gr11" draw:layer="layout" svg:width="9.601cm" svg:height="1.038cm" svg:x="16.199cm" svg:y="14.047cm">
          <draw:text-box>
            <text:p text:style-name="P7">LEGInstrInfo.td</text:p>
          </draw:text-box>
        </draw:frame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Instruction encoding</text:p>
          </draw:text-box>
        </draw:frame>
        <draw:frame presentation:style-name="pr4" draw:text-style-name="P4" draw:layer="layout" svg:width="25.199cm" svg:height="14.886cm" svg:x="1.4cm" svg:y="4.914cm" presentation:class="outline" presentation:user-transformed="true">
          <draw:text-box>
            <text:list text:style-name="L2">
              <text:list-item>
                <text:p><text:span text:style-name="T4">Returns the encoding of each operand...</text:span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</text:list-item>
              <text:list-item>
                <text:p><text:span text:style-name="T4">placed, masked, and shifted into position</text:span></text:p>
              </text:list-item>
            </text:list>
          </draw:text-box>
        </draw:frame>
        <draw:g>
          <draw:frame draw:style-name="gr43" draw:layer="layout" svg:width="24.4cm" svg:height="10.082cm" svg:x="1.6cm" svg:y="6.628cm">
            <draw:text-box>
              <text:p>unsigned LEGMCCodeEmitter::</text:p>
              <text:p>getMachineOpValue(const MCInst &amp;MI, const MCOperand,</text:p>
              <text:p><text:s text:c="18"/>SmallVectorImpl&lt;MCFixup&gt; &amp;Fixups,</text:p>
              <text:p><text:s text:c="18"/>const MCSubtargetInfo &amp;STI) const {</text:p>
              <text:p><text:s text:c="2"/>if (MO.isReg()) {</text:p>
              <text:p><text:s text:c="4"/>return</text:p>
              <text:p><text:s text:c="6"/>CTX.getRegisterInfo()-&gt;getEncodingValue(MO.getReg());</text:p>
              <text:p><text:s text:c="2"/>}</text:p>
              <text:p><text:s text:c="2"/>if (MO.isImm()) {</text:p>
              <text:p><text:s text:c="4"/>return static_cast&lt;unsigned&gt;(MO.getImm());<text:line-break/> <text:s/>}</text:p>
              <text:p><text:s text:c="2"/>…</text:p>
              <text:p>}</text:p>
            </draw:text-box>
          </draw:frame>
          <draw:frame draw:style-name="gr44" draw:text-style-name="P7" draw:layer="layout" svg:width="9.601cm" svg:height="1.038cm" svg:x="16.4cm" svg:y="15.672cm">
            <draw:text-box>
              <text:p text:style-name="P7">LEGMCCodeEmitter.cpp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46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Relocations and fixups</text:p>
          </draw:text-box>
        </draw:frame>
        <draw:frame presentation:style-name="pr4" draw:text-style-name="P4" draw:layer="layout" svg:width="25.199cm" svg:height="14.886cm" svg:x="1.4cm" svg:y="4.914cm" presentation:class="outline" presentation:user-transformed="true">
          <draw:text-box>
            <text:list text:style-name="L2">
              <text:list-item>
                <text:p><text:span text:style-name="T4">For values that require fixing up, record the relocation into Fixups and return zero.</text:span></text:p>
              </text:list-item>
            </text:list>
          </draw:text-box>
        </draw:frame>
        <draw:g>
          <draw:frame draw:style-name="gr45" draw:layer="layout" svg:width="24.4cm" svg:height="10.819cm" svg:x="1.6cm" svg:y="8.028cm">
            <draw:text-box>
              <text:p>unsigned LEGMCCodeEmitter::</text:p>
              <text:p>getMachineOpValue(const MCInst &amp;MI, const MCOperand,</text:p>
              <text:p><text:s text:c="18"/>SmallVectorImpl&lt;MCFixup&gt; &amp;Fixups,</text:p>
              <text:p><text:s text:c="18"/>const MCSubtargetInfo &amp;STI) const {</text:p>
              <text:p><text:s text:c="2"/>...</text:p>
              <text:p/>
              <text:p><text:s text:c="2"/>assert(MO.isExpr()); // MO must be an expression</text:p>
              <text:p><text:s text:c="2"/></text:p>
              <text:p><text:s text:c="2"/>const MCExpr *Expr = MO.getExpr();</text:p>
              <text:p><text:s text:c="2"/>const MCExpr::ExprKind Kind = Expr-&gt;getFixupKind();</text:p>
              <text:p/>
              <text:p><text:s text:c="2"/>Fixups.push_back(MCFixup::Create(0, Expr, Kind));</text:p>
              <text:p><text:s text:c="2"/>return 0;</text:p>
              <text:p>}</text:p>
            </draw:text-box>
          </draw:frame>
          <draw:frame draw:style-name="gr46" draw:text-style-name="P7" draw:layer="layout" svg:width="9.601cm" svg:height="1.038cm" svg:x="16.4cm" svg:y="17.63cm">
            <draw:text-box>
              <text:p text:style-name="P7">LEGMCCodeEmitter.cpp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47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Relocations and fixups</text:p>
          </draw:text-box>
        </draw:frame>
        <draw:frame presentation:style-name="pr4" draw:text-style-name="P4" draw:layer="layout" svg:width="25.199cm" svg:height="14.886cm" svg:x="1.4cm" svg:y="4.914cm" presentation:class="outline" presentation:user-transformed="true">
          <draw:text-box>
            <text:list text:style-name="L2">
              <text:list-item>
                <text:p><text:span text:style-name="T4">Defining a target-specific fixup:</text:span></text:p>
              </text:list-item>
            </text:list>
          </draw:text-box>
        </draw:frame>
        <draw:g>
          <draw:frame draw:name="dfgsdfg" draw:style-name="gr47" draw:layer="layout" svg:width="24.8cm" svg:height="5.66cm" svg:x="1.401cm" svg:y="6.829cm">
            <draw:text-box>
              <text:p>enum Fixups {</text:p>
              <text:p><text:s text:c="2"/>fixup_leg_pcrel = FirstTargetFixupKind,</text:p>
              <text:p><text:s text:c="2"/></text:p>
              <text:p><text:s text:c="2"/>LastTargetFixupKind,</text:p>
              <text:p><text:s text:c="2"/>NumTargetFixupKinds = <text:span text:style-name="T24">LastTargetFixupKind – FirstTargetFixupKind</text:span></text:p>
              <text:p>};</text:p>
            </draw:text-box>
          </draw:frame>
          <draw:frame draw:style-name="gr48" draw:text-style-name="P7" draw:layer="layout" svg:width="9.601cm" svg:height="1.038cm" svg:x="16.6cm" svg:y="10.242cm">
            <draw:text-box>
              <text:p text:style-name="P7">LEGFixups.h</text:p>
            </draw:text-box>
          </draw:frame>
        </draw:g>
        <draw:g>
          <draw:frame draw:name="dfgsdfg" draw:style-name="gr49" draw:layer="layout" svg:width="24.8cm" svg:height="7.134cm" svg:x="1.4cm" svg:y="11.928cm">
            <draw:text-box>
              <text:p>const MCFixupKindInfo&amp; getFixupKindInfo(MCFixupKind K) const {</text:p>
              <text:p><text:s text:c="2"/>const static MCFixupKindInfo I[LEG::NumTargetFixupKinds] = {</text:p>
              <text:p><text:s text:c="4"/>// Name <text:s text:c="9"/>Offset Size Flags</text:p>
              <text:p><text:s text:c="4"/>{ “fixup_leg_pcrel”, 0, <text:s/>32, <text:span text:style-name="T24">MCFixupKindInfo::FKF_IsPCRel</text:span> },</text:p>
              <text:p><text:s text:c="2"/>};</text:p>
              <text:p><text:s text:c="2"/>...</text:p>
              <text:p><text:s text:c="2"/>return I[K – FirstTargetFixupKind];</text:p>
              <text:p>}</text:p>
            </draw:text-box>
          </draw:frame>
          <draw:frame draw:style-name="gr50" draw:text-style-name="P7" draw:layer="layout" svg:width="9.601cm" svg:height="1.038cm" svg:x="16.599cm" svg:y="16.433cm">
            <draw:text-box>
              <text:p text:style-name="P7">LEGAsmBackend.cpp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48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Relocations and fixups</text:p>
          </draw:text-box>
        </draw:frame>
        <draw:frame presentation:style-name="pr4" draw:text-style-name="P4" draw:layer="layout" svg:width="25.199cm" svg:height="14.886cm" svg:x="1.4cm" svg:y="4.914cm" presentation:class="outline" presentation:user-transformed="true">
          <draw:text-box>
            <text:list text:style-name="L2">
              <text:list-item>
                <text:p><text:span text:style-name="T4">We must then implement some hooks</text:span></text:p>
              </text:list-item>
              <text:list-item>
                <text:p><text:span text:style-name="T4">These are called at the end once the section layouts have been finalized</text:span></text:p>
              </text:list-item>
              <text:list-item>
                <text:p><text:span text:style-name="T4">LEGAsmBackend::processFixupValue()</text:span></text:p>
                <text:list>
                  <text:list-item>
                    <text:p><text:span text:style-name="T4">Adjusts the fixup value, e.g., splitting the value across non-contiguous fields</text:span></text:p>
                  </text:list-item>
                </text:list>
              </text:list-item>
              <text:list-item>
                <text:p><text:span text:style-name="T4">LEGAsmBackend::applyFixup()</text:span></text:p>
                <text:list>
                  <text:list-item>
                    <text:p><text:span text:style-name="T4">Patches the fixed-up value into the binary stream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9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ustom SelectionDAG nod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o represent target-specific operations in the DAG</text:p>
                <text:list>
                  <text:list-item>
                    <text:p>Example: 32-bit immediate move on ARM</text:p>
                  </text:list-item>
                </text:list>
              </text:list-item>
              <text:list-item>
                <text:p>Add a value in the LEGISD enum</text:p>
              </text:list-item>
              <text:list-item>
                <text:p>Add to LEGTargetLowering::getTargetNodeName()</text:p>
              </text:list-item>
              <text:list-item>
                <text:p>Add TableGen node definition:</text:p>
              </text:list-item>
            </text:list>
          </draw:text-box>
        </draw:frame>
        <draw:g>
          <draw:frame draw:name="dfgsdfg" draw:style-name="gr51" draw:layer="layout" svg:width="24.8cm" svg:height="4.923cm" svg:x="1.6cm" svg:y="13.3cm">
            <draw:text-box>
              <text:p>def MoveImm32Ty : SDTypeProfile&lt;1, 1, [</text:p>
              <text:p><text:s text:c="2"/>SDTCisSameAs&lt;0, 1&gt;, SDTCisInt&lt;0&gt;</text:p>
              <text:p>]&gt;;</text:p>
              <text:p/>
              <text:p>def movei32 : SDNode&lt;"LEGISD::MOVi32", MoveImm32Ty&gt;;</text:p>
              <text:p/>
            </draw:text-box>
          </draw:frame>
          <draw:frame draw:style-name="gr52" draw:text-style-name="P7" draw:layer="layout" svg:width="9.601cm" svg:height="1.038cm" svg:x="16.8cm" svg:y="16.723cm">
            <draw:text-box>
              <text:p text:style-name="P7">LEGOperators.td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50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Custom DAG lower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o implement an operation in a more efficient way</text:p>
                <text:list>
                  <text:list-item>
                    <text:p>E.g. by replacing it with a custom DAG node</text:p>
                  </text:list-item>
                </text:list>
              </text:list-item>
              <text:list-item>
                <text:p>To work around target limitations</text:p>
                <text:list>
                  <text:list-item>
                    <text:p>E.g. by replacing it with multiple DAG nodes</text:p>
                  </text:list-item>
                </text:list>
              </text:list-item>
              <text:list-item>
                <text:p>Add support to LEGISelLowering::LowerOperation</text:p>
              </text:list-item>
              <text:list-item>
                <text:p>Set the operation action to 'custom' on given type:</text:p>
              </text:list-item>
            </text:list>
          </draw:text-box>
        </draw:frame>
        <draw:g>
          <draw:frame draw:name="dfgsdfg" draw:style-name="gr53" draw:layer="layout" svg:width="24.8cm" svg:height="3.449cm" svg:x="1.799cm" svg:y="14.564cm">
            <draw:text-box>
              <text:p>LEGTargetLowering::LEGTargetLowering(...) {</text:p>
              <text:p><text:s text:c="2"/>(...)</text:p>
              <text:p><text:s text:c="2"/>setOperationAction(ISD::GlobalAddress, MVT::i32, Custom);</text:p>
              <text:p>}</text:p>
            </draw:text-box>
          </draw:frame>
          <draw:frame draw:style-name="gr54" draw:text-style-name="P7" draw:layer="layout" svg:width="9.601cm" svg:height="1.116cm" svg:x="17cm" svg:y="17.284cm">
            <draw:text-box>
              <text:p text:style-name="P7">LEGISelLowering.cpp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51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draw:frame presentation:style-name="pr6" draw:layer="layout" svg:width="25.199cm" svg:height="3.506cm" svg:x="1.4cm" svg:y="0.837cm" presentation:class="title" presentation:user-transformed="true">
          <draw:text-box>
            <text:p>Creating SelectionDAG nod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imply call DAG.getNode() with these arguments:</text:p>
                <text:list>
                  <text:list-item>
                    <text:p>Node ID (e.g. LEGISD::MOVi32), type, operand(s)</text:p>
                  </text:list-item>
                </text:list>
              </text:list-item>
              <text:list-item>
                <text:p>Nodes are target-independent (ISD) or not (LEGISD)</text:p>
              </text:list-item>
              <text:list-item>
                <text:p>Use DAG.getMachineNode() in LEGISelDAGToDAG</text:p>
              </text:list-item>
            </text:list>
          </draw:text-box>
        </draw:frame>
        <draw:g>
          <draw:frame draw:name="dfgsdfg" draw:style-name="gr55" draw:layer="layout" svg:width="24.8cm" svg:height="7.134cm" svg:x="1.6cm" svg:y="11.9cm">
            <draw:text-box>
              <text:p>SDValue LEGTargetLowering::LowerConstant(SDValue Op,</text:p>
              <text:p><text:s text:c="41"/>SelectionDAG &amp;DAG) const {</text:p>
              <text:p><text:s text:c="2"/>EVT VT = Op.getValueType();</text:p>
              <text:p><text:s text:c="2"/>ConstantSDNode *Val = cast&lt;ConstantSDNode&gt;(Op.getNode());</text:p>
              <text:p><text:s text:c="2"/>SDValue TargetVal = DAG.getTargetConstant(Val-&gt;getZExtVaue(),</text:p>
              <text:p><text:s text:c="44"/>MVT::i32);</text:p>
              <text:p><text:s text:c="2"/>return DAG.getNode(LEGISD::MOVi32, VT, TargetVal);</text:p>
              <text:p>}</text:p>
            </draw:text-box>
          </draw:frame>
          <draw:frame draw:style-name="gr56" draw:text-style-name="P7" draw:layer="layout" svg:width="9.601cm" svg:height="1.209cm" svg:x="16.8cm" svg:y="17.183cm">
            <draw:text-box>
              <text:p text:style-name="P7">LEGISelLowering.cpp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52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draw:frame presentation:style-name="pr6" draw:layer="layout" svg:width="25.199cm" svg:height="3.625cm" svg:x="1.4cm" svg:y="0.778cm" presentation:class="title">
          <draw:text-box>
            <text:p>Lowering to multiple instruction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Example: implement 32-bit immediate load with high/low pairs:</text:p>
                <text:list>
                  <text:list-item>
                    <text:p>MOVW: load 16-bit 'low' immediate and clear high 16 bits</text:p>
                  </text:list-item>
                  <text:list-item>
                    <text:p>MOVT: load 16-bit 'high' immediate</text:p>
                  </text:list-item>
                </text:list>
              </text:list-item>
              <text:list-item>
                <text:p>The final value is defined by the second instruction</text:p>
              </text:list-item>
              <text:list-item>
                <text:p>Different ways to implement this:</text:p>
                <text:list>
                  <text:list-item>
                    <text:p>At the DAG level, in LEGISelDAGToDAG.cpp</text:p>
                  </text:list-item>
                  <text:list-item>
                    <text:p>Using a pseudo-instruction (placeholder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>
        <draw:frame presentation:style-name="pr6" draw:layer="layout" svg:width="25.199cm" svg:height="3.625cm" svg:x="1.4cm" svg:y="0.778cm" presentation:class="title">
          <draw:text-box>
            <text:p>Lowering to multiple instruction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he two instructions must be ordered:</text:p>
                <text:list>
                  <text:list-item>
                    <text:p>Because MOVW clears the high 16 bits</text:p>
                  </text:list-item>
                  <text:list-item>
                    <text:p>Achieved by having MOVT reading MOVW's output</text:p>
                  </text:list-item>
                </text:list>
              </text:list-item>
              <text:list-item>
                <text:p>Source and destination registers must be the same</text:p>
                <text:list>
                  <text:list-item>
                    <text:p>Use 'Constraints' in Tablegen</text:p>
                  </text:list-item>
                </text:list>
              </text:list-item>
            </text:list>
          </draw:text-box>
        </draw:frame>
        <draw:g>
          <draw:frame draw:name="dfgsdfg" draw:style-name="gr57" draw:layer="layout" svg:width="23.2cm" svg:height="4.923cm" svg:x="2.1cm" svg:y="12.829cm">
            <draw:text-box>
              <text:p>def MOVTi16 : InstLEG&lt;(outs GRRegs:$dst),</text:p>
              <text:p><text:s text:c="22"/>(ins GRRegs:$src1, i32imm:$src2),</text:p>
              <text:p><text:s text:c="22"/>"movw $dst, $src2",</text:p>
              <text:p><text:s text:c="22"/>[/* No pattern */]&gt; {</text:p>
              <text:p><text:s text:c="2"/>let Constraints = "$src1 = $dst";</text:p>
              <text:p>}</text:p>
            </draw:text-box>
          </draw:frame>
          <draw:frame draw:style-name="gr58" draw:text-style-name="P7" draw:layer="layout" svg:width="9.601cm" svg:height="1.038cm" svg:x="15.699cm" svg:y="16.209cm">
            <draw:text-box>
              <text:p text:style-name="P7">LEGInstrInfo.td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5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">
        <draw:frame presentation:style-name="pr6" draw:layer="layout" svg:width="25.199cm" svg:height="3.625cm" svg:x="1.4cm" svg:y="0.778cm" presentation:class="title">
          <draw:text-box>
            <text:p>Lowering to multiple instruction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Define a pseudo instruction, can be selected from the custom DAG node we previously defined</text:p>
              </text:list-item>
              <text:list-item>
                <text:p>The pseudo is lowered by a target hook</text:p>
              </text:list-item>
            </text:list>
          </draw:text-box>
        </draw:frame>
        <draw:g>
          <draw:frame draw:name="dfgsdfg" draw:style-name="gr59" draw:layer="layout" svg:width="23.6cm" svg:height="4.923cm" svg:x="1.6cm" svg:y="9.3cm">
            <draw:text-box>
              <text:p><text:span text:style-name="T25">def MOVi32 : InstLEG&lt;(outs GRRegs:$dst), (ins i32imm:$src), “”,</text:span></text:p>
              <text:p><text:s text:c="21"/>[(set i32:$dst, (movei32 i32imm:$src))]&gt; {</text:p>
              <text:p><text:s text:c="2"/>let isPseudo = 1;</text:p>
              <text:p>}</text:p>
            </draw:text-box>
          </draw:frame>
          <draw:frame draw:style-name="gr11" draw:layer="layout" svg:width="9.601cm" svg:height="1.038cm" svg:x="15.599cm" svg:y="13.2cm">
            <draw:text-box>
              <text:p text:style-name="P7">LEGInstrInfo.td</text:p>
            </draw:text-box>
          </draw:frame>
        </draw:g>
        <draw:g>
          <draw:frame draw:name="dfgsdfg" draw:style-name="gr60" draw:layer="layout" svg:width="23.6cm" svg:height="5.66cm" svg:x="1.6cm" svg:y="13.6cm">
            <draw:text-box>
              <text:p>bool LEGInstrInfo::expandPostRAPseudo(MI) {</text:p>
              <text:p><text:s text:c="3"/>if (MI-&gt;getOpcode() != LEG::MOVi32) return false;</text:p>
              <text:p><text:s text:c="3"/>BuildMI(..., get(LEG::MOVWi16), Dest).addReg(Src);</text:p>
              <text:p><text:s text:c="3"/>BuildMI(..., get(LEG::MOVTi16), Dest).addReg(Tmp).addReg(Src);</text:p>
              <text:p><text:s text:c="3"/>return true;</text:p>
              <text:p>}</text:p>
            </draw:text-box>
          </draw:frame>
          <draw:frame draw:style-name="gr61" draw:text-style-name="P7" draw:layer="layout" svg:width="9.601cm" svg:height="1.151cm" svg:x="15.6cm" svg:y="18.049cm">
            <draw:text-box>
              <text:p text:style-name="P7">LEGInstrInfo.cpp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55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art 4</text:p>
          </draw:text-box>
        </draw:frame>
        <draw:frame presentation:style-name="pr7" draw:layer="layout" svg:width="25.199cm" svg:height="12.179cm" svg:x="1.4cm" svg:y="4.914cm" presentation:class="subtitle">
          <draw:text-box>
            <text:p>Troubleshooting and resources</text:p>
          </draw:text-box>
        </draw:frame>
        <presentation:notes draw:style-name="dp2">
          <draw:page-thumbnail draw:style-name="gr1" draw:layer="layout" svg:width="13.968cm" svg:height="10.476cm" svg:x="3.81cm" svg:y="2.123cm" draw:page-number="5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When something goes wrong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Find which pass introduces the issue:</text:p>
                <text:list>
                  <text:list-item>
                    <text:p>llc <text:s/>-print-after-all</text:p>
                  </text:list-item>
                </text:list>
              </text:list-item>
              <text:list-item>
                <text:p>Find the LLVM source file and category for this pass:</text:p>
                <text:list>
                  <text:list-item>
                    <text:p>#define DEBUG_TYPE "codegen-dce"</text:p>
                  </text:list-item>
                </text:list>
              </text:list-item>
              <text:list-item>
                <text:p>Dump the log:</text:p>
                <text:list>
                  <text:list-item>
                    <text:p>llc foo.ll <text:s text:c="2"/>-debug-only codegen-dce 2&gt;&amp;1 &gt; foo.log</text:p>
                  </text:list-item>
                </text:list>
              </text:list-item>
              <text:list-item>
                <text:p>Compare (diff) the <text:s/>'-print-after-all' or '-debug-only' good and bad outputs to see where it goes wron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Debugging LLVM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Is, BBs, functions, almost anything <text:s/>→ call X.dump()</text:p>
              </text:list-item>
              <text:list-item>
                <text:p>DAGs <text:s/>→ call X.viewGraph() (pops up a xdot window)</text:p>
              </text:list-item>
              <text:list-item>
                <text:p>Or from the terminal: llc foo.ll -view-isel-dags</text:p>
                <text:list>
                  <text:list-item>
                    <text:p>Try <text:s/>-view-dag1-combine-dags, <text:s/>-view-legalize-dags, <text:s/>-view-sched-dags, etc.</text:p>
                  </text:list-item>
                </text:list>
              </text:list-item>
              <text:list-item>
                <text:p>To view graphs, make sure you build LLVM in debug mode!</text:p>
                <text:list>
                  <text:list-item>
                    <text:p>Turn on LLVM_ENABLE_ASSERTIONS (i.e. NDEBUG should <text:span text:style-name="T26">not</text:span> be defined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“Cannot select”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hen LLVM doesn't know how to map ('lower') a DAG node to an actual instruction</text:p>
                <text:list>
                  <text:list-item>
                    <text:p>Missing pattern in LEGInstrInfo.td?</text:p>
                  </text:list-item>
                  <text:list-item>
                    <text:p>Without a pattern, lowering needs to be done in LEGISelDAGToDag::Select()</text:p>
                  </text:list-item>
                </text:list>
              </text:list-item>
              <text:list-item>
                <text:p>Check the graph!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9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The dog ate my homework</text:p>
          </draw:text-box>
        </draw:frame>
        <draw:frame presentation:style-name="pr4" draw:layer="layout" svg:width="25.199cm" svg:height="14.686cm" svg:x="1.4cm" svg:y="4.914cm" presentation:class="outline" presentation:user-transformed="true">
          <draw:text-box>
            <text:list text:style-name="L2">
              <text:list-item>
                <text:p>Why did my code disappear?</text:p>
                <text:list>
                  <text:list-item>
                    <text:p>Missing chain/glue in the DAG</text:p>
                  </text:list-item>
                  <text:list-item>
                    <text:p>Dead code elimination may have removed it</text:p>
                  </text:list-item>
                </text:list>
              </text:list-item>
              <text:list-item>
                <text:p>DCE does not touch instructions whose value is used by other instructions:</text:p>
                <text:list>
                  <text:list-item>
                    <text:p>Root your use/def chains using a MI that has side-effects</text:p>
                  </text:list-item>
                </text:list>
              </text:list-item>
              <text:list-item>
                <text:p><text:span text:style-name="T4">DCE does not touch instructions with side-effects:</text:span></text:p>
                <text:list>
                  <text:list-item>
                    <text:p><text:span text:style-name="T27">mayLoad, mayStore, isTerminator, hasSideEffect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0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Useful in-tree resources</text:p>
          </draw:text-box>
        </draw:frame>
        <draw:frame presentation:style-name="pr8" draw:layer="layout" svg:width="25.199cm" svg:height="14.086cm" svg:x="1.4cm" svg:y="4.914cm" presentation:class="outline" presentation:user-transformed="true">
          <draw:text-box>
            <text:list text:style-name="L2">
              <text:list-item>
                <text:p>include/llvm/Target/Target*.h</text:p>
                <text:list>
                  <text:list-item>
                    <text:p>Shows all target-specific hooks that can be overridden, with useful comments</text:p>
                  </text:list-item>
                </text:list>
              </text:list-item>
              <text:list-item>
                <text:p>include/llvm/Target/Target*.td</text:p>
                <text:list>
                  <text:list-item>
                    <text:p>Shows all TableGen fields you can use in your target files</text:p>
                  </text:list-item>
                </text:list>
              </text:list-item>
              <text:list-item>
                <text:p>include/llvm/CodeGen/ISDOpcodes.h</text:p>
                <text:list>
                  <text:list-item>
                    <text:p>Lists all SelectionDAG nodes and descriptions of what they mea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1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You're not alone!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"Writing an LLVM Backend" at<text:span text:style-name="T28"> </text:span><text:span text:style-name="T29"><text:a xlink:href="http://llvm.org/docs/WritingAnLLVMBackend.html" xlink:type="simple">llvm.org/docs/WritingAnLLVMBackend.html</text:a></text:span><text:span text:style-name="T29"> </text:span></text:p>
              </text:list-item>
              <text:list-item>
                <text:p>Other backends </text:p>
              </text:list-item>
              <text:list-item>
                <text:p>TableGen backend documentation</text:p>
              </text:list-item>
              <text:list-item>
                <text:p>LLVM-Dev mailing lists</text:p>
              </text:list-item>
              <text:list-item>
                <text:p>Anton Korobeynikov's 2009 and 2012 "Building a backend in 24 hours" tutorial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2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Summary</text:p>
          </draw:text-box>
        </draw:frame>
        <draw:frame presentation:style-name="pr4" draw:layer="layout" svg:width="25.199cm" svg:height="15.286cm" svg:x="1.4cm" svg:y="4.914cm" presentation:class="outline" presentation:user-transformed="true">
          <draw:text-box>
            <text:list text:style-name="L2">
              <text:list-item>
                <text:p>Should be enough to create a very simple target!</text:p>
              </text:list-item>
              <text:list-item>
                <text:p>Many things were not covered in this talk:</text:p>
                <text:list>
                  <text:list-item>
                    <text:p>Using different types and legalization</text:p>
                  </text:list-item>
                  <text:list-item>
                    <text:p>Scheduling</text:p>
                  </text:list-item>
                  <text:list-item>
                    <text:p>Intrinsincs</text:p>
                  </text:list-item>
                  <text:list-item>
                    <text:p>…</text:p>
                  </text:list-item>
                </text:list>
              </text:list-item>
              <text:list-item>
                <text:p>Introduced resources to go further</text:p>
              </text:list-item>
              <text:list-item>
                <text:p>GitHub: <text:span text:style-name="T2"><text:a xlink:href="http://github.com/frasercrmck/llvm-leg" xlink:type="simple">github.com/frasercrmck/llvm-leg</text:a>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ank you!</text:p>
          </draw:text-box>
        </draw:frame>
        <draw:frame presentation:style-name="pr8" draw:layer="layout" svg:width="25.199cm" svg:height="12.18cm" svg:x="1.4cm" svg:y="4.914cm" presentation:class="outline">
          <draw:text-box>
            <text:list text:style-name="L2">
              <text:list-item>
                <text:p>Q &amp; A</text:p>
              </text:list-item>
              <text:list-item>
                <text:p>Happy to answer questions by email too:</text:p>
                <text:list>
                  <text:list-item>
                    <text:p><text:span text:style-name="T30"><text:a xlink:href="mailto:fraser@codeplay.com" xlink:type="simple">fraser@codeplay.com</text:a></text:span></text:p>
                  </text:list-item>
                  <text:list-item>
                    <text:p><text:span text:style-name="T30"><text:a xlink:href="mailto:pierre-andre@codeplay.com" xlink:type="simple">pierre-andre@codeplay.com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3" svg:font-family="Consolas" style:font-adornments="Regular" style:font-family-generic="swiss" style:font-pitch="fixed"/>
    <style:font-face style:name="Calibri Light2" svg:font-family="'Calibri Light'" style:font-adornments="Light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adornments="Light" style:font-family-generic="roman" style:font-pitch="variable"/>
    <style:font-face style:name="Consolas" svg:font-family="Consolas" style:font-family-generic="roman" style:font-pitch="variable"/>
    <style:font-face style:name="Consolas1" svg:font-family="Consolas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 L" svg:font-family="'Nimbus Sans L'" style:font-family-generic="roman" style:font-pitch="variable"/>
    <style:font-face style:name="Calibri2" svg:font-family="Calibri" style:font-adornments="Regular" style:font-family-generic="swiss" style:font-pitch="variable"/>
    <style:font-face style:name="Consolas2" svg:font-family="Consolas" style:font-adornments="Regular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" style:font-family-asian="Arial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ode" style:family="graphic">
      <style:graphic-properties draw:stroke-dash="Dashed_20__28_var_29__20_4" svg:stroke-color="#e6e6e6" draw:fill="solid" draw:fill-color="#333333" draw:fill-image-width="0cm" draw:fill-image-height="0cm" fo:padding-top="0.25cm" fo:padding-bottom="0.25cm" fo:padding-left="0.25cm" fo:padding-right="0.25cm"/>
      <style:paragraph-properties>
        <style:tab-stops/>
      </style:paragraph-properties>
      <style:text-properties fo:color="#ffffff" style:font-name="Consolas3" fo:font-family="Consolas" style:font-style-name="Regular" style:font-family-generic="swiss" style:font-pitch="fixed" fo:font-size="18pt"/>
    </style:style>
    <style:style style:name="Image" style:family="graphic">
      <style:graphic-properties draw:stroke="none" draw:stroke-dash="Dashed_20__28_var_29__20_4" svg:stroke-color="#ffffff" draw:fill="none" draw:fill-image-width="0cm" draw:fill-image-height="0cm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font-name="Nimbus Sans L" fo:font-family="'Nimbus Sans L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DejaVu Sans" style:font-family-complex="'DejaVu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Consolas3" fo:font-family="Consolas" style:font-style-name="Regular" style:font-family-generic="swiss" style:font-pitch="fixed" fo:font-size="20pt" fo:font-style="normal" fo:text-shadow="none" style:text-underline-style="none" fo:font-weight="normal" style:letter-kerning="true" style:font-name-asian="Arial" style:font-family-asian="Arial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Calibri Light2" fo:font-family="'Calibri Light'" style:font-style-name="Light" style:font-pitch="variable" fo:font-size="32pt" fo:font-style="normal" fo:text-shadow="none" style:text-underline-style="none" fo:font-weight="250" style:letter-kerning="true" style:font-name-asian="Arial" style:font-family-asian="Arial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 draw:stroke="none" draw:fill="none" draw:auto-grow-height="false" draw:fit-to-size="shrink-to-fit" fo:min-height="5.559cm"/>
      <style:paragraph-properties fo:margin-left="0cm" fo:margin-right="0cm" fo:margin-top="0cm" fo:margin-bottom="0.4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Calibri Light2" fo:font-family="'Calibri Light'" style:font-style-name="Light" style:font-pitch="variable" fo:font-size="28pt" fo:letter-spacing="normal" fo:language="en" fo:country="GB" fo:font-style="normal" fo:text-shadow="none" style:text-underline-style="none" fo:font-weight="250" style:text-underline-mode="continuous" style:text-overline-mode="continuous" style:text-line-through-mode="continuous" style:letter-kerning="true" style:font-name-asian="Arial" style:font-family-asian="Arial" style:font-family-generic-asian="system" style:font-pitch-asian="variable" style:font-size-asian="28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2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Calibri2" fo:font-family="Calibri" style:font-style-name="Regular" style:font-family-generic="swiss" style:font-pitch="variable" fo:font-size="32pt" fo:font-style="normal" fo:text-shadow="none" style:text-underline-style="none" fo:font-weight="normal" style:letter-kerning="true" style:font-name-asian="Arial" style:font-family-asian="Arial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fill-image-width="0cm" draw:fill-image-height="0cm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Calibri2" fo:font-family="Calibri" style:font-style-name="Regular" style:font-family-generic="swiss" style:font-pitch="variable" fo:font-size="44pt" fo:font-style="normal" fo:text-shadow="none" style:text-underline-style="none" fo:font-weight="normal" style:letter-kerning="true" style:font-name-asian="Arial" style:font-family-asian="Arial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3-31T22:27:05.279529993</meta:creation-date>
    <meta:editing-duration>PT22H59M48S</meta:editing-duration>
    <meta:editing-cycles>220</meta:editing-cycles>
    <dc:date>2014-04-06T11:04:29.106890112</dc:date>
    <meta:generator>LibreOffice/4.2.2.1$Linux_X86_64 LibreOffice_project/420m0$Build-1</meta:generator>
    <meta:document-statistic meta:object-count="408"/>
  </office:meta>
</office:document-meta>
</file>